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B4A00001278EF203D5B.svm"/>
  <manifest:file-entry manifest:media-type="" manifest:full-path="Pictures/20000007000108DE000042267C69D7B1.svm"/>
  <manifest:file-entry manifest:media-type="" manifest:full-path="Pictures/20000007000099CB00005AAD62C9F492.svm"/>
  <manifest:file-entry manifest:media-type="" manifest:full-path="Pictures/200000070000E47C00003579D75F81C0.svm"/>
  <manifest:file-entry manifest:media-type="" manifest:full-path="Pictures/2000000700001B4A000012782E55E642.svm"/>
  <manifest:file-entry manifest:media-type="" manifest:full-path="Pictures/2000000700001B4A0000127819D2BCA7.svm"/>
  <manifest:file-entry manifest:media-type="" manifest:full-path="Pictures/2000000700001B4A00001278B50A70A8.svm"/>
  <manifest:file-entry manifest:media-type="" manifest:full-path="Pictures/200000070000944800005A6789E4CE67.svm"/>
  <manifest:file-entry manifest:media-type="" manifest:full-path="Pictures/2000000700001B4A0000127847E40FDB.svm"/>
  <manifest:file-entry manifest:media-type="" manifest:full-path="Pictures/2000000700001B4A00001278EFFA662A.svm"/>
  <manifest:file-entry manifest:media-type="" manifest:full-path="Pictures/200000070000A32A00005879BB06C16D.svm"/>
  <manifest:file-entry manifest:media-type="" manifest:full-path="Pictures/200000070000AD16000059DAED24A3E2.svm"/>
  <manifest:file-entry manifest:media-type="" manifest:full-path="Pictures/2000000700001B4A00001278F683101B.svm"/>
  <manifest:file-entry manifest:media-type="" manifest:full-path="Pictures/2000000700001B4A0000127806D1BEEE.svm"/>
  <manifest:file-entry manifest:media-type="" manifest:full-path="Pictures/200000070000B25300005D2874499E20.svm"/>
  <manifest:file-entry manifest:media-type="" manifest:full-path="Pictures/2000000700001B4A00001278FDD16E9D.svm"/>
  <manifest:file-entry manifest:media-type="" manifest:full-path="Pictures/2000000700001B4A000012787A420EE7.svm"/>
  <manifest:file-entry manifest:media-type="" manifest:full-path="Pictures/2000000700001B4A000012784A19BE5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, Arial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16.997cm" fo:margin-left="0cm" fo:margin-right="0.004cm" table:align="margins"/>
    </style:style>
    <style:style style:name="Tableau2.A" style:family="table-column">
      <style:table-column-properties style:column-width="1.217cm" style:rel-column-width="4692*"/>
    </style:style>
    <style:style style:name="Tableau2.B" style:family="table-column">
      <style:table-column-properties style:column-width="0.877cm" style:rel-column-width="3380*"/>
    </style:style>
    <style:style style:name="Tableau2.S" style:family="table-column">
      <style:table-column-properties style:column-width="0.877cm" style:rel-column-width="3383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 style:data-style-name="N0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S1" style:family="table-cell" style:data-style-name="N0">
      <style:table-cell-properties style:vertical-align="middle"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2.S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7cm" fo:margin-left="0cm" fo:margin-right="0.004cm" table:align="margins"/>
    </style:style>
    <style:style style:name="Tableau3.A" style:family="table-column">
      <style:table-column-properties style:column-width="1.217cm" style:rel-column-width="4692*"/>
    </style:style>
    <style:style style:name="Tableau3.B" style:family="table-column">
      <style:table-column-properties style:column-width="0.877cm" style:rel-column-width="3380*"/>
    </style:style>
    <style:style style:name="Tableau3.S" style:family="table-column">
      <style:table-column-properties style:column-width="0.877cm" style:rel-column-width="3383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 style:data-style-name="N0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S1" style:family="table-cell" style:data-style-name="N0">
      <style:table-cell-properties style:vertical-align="middle"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3.S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828cm" fo:margin-left="-0.049cm" fo:margin-right="0.222cm" table:align="margins" style:writing-mode="lr-tb"/>
    </style:style>
    <style:style style:name="Tableau4.A" style:family="table-column">
      <style:table-column-properties style:column-width="0.935cm" style:rel-column-width="3640*"/>
    </style:style>
    <style:style style:name="Tableau4.R" style:family="table-column">
      <style:table-column-properties style:column-width="0.938cm" style:rel-column-width="3655*"/>
    </style:style>
    <style:style style:name="Tableau4.1" style:family="table-row">
      <style:table-row-properties style:min-row-height="0.453cm" style:keep-together="true" fo:keep-together="auto"/>
    </style:style>
    <style:style style:name="Tableau4.A1" style:family="table-cell">
      <style:table-cell-properties style:vertical-align="bottom" fo:padding-left="0.053cm" fo:padding-right="0.053cm" fo:padding-top="0cm" fo:padding-bottom="0cm" fo:border="none"/>
    </style:style>
    <style:style style:name="Tableau5" style:family="table">
      <style:table-properties style:width="16.828cm" fo:margin-left="-0.049cm" fo:margin-right="0.222cm" table:align="margins" style:writing-mode="lr-tb"/>
    </style:style>
    <style:style style:name="Tableau5.A" style:family="table-column">
      <style:table-column-properties style:column-width="0.937cm" style:rel-column-width="3646*"/>
    </style:style>
    <style:style style:name="Tableau5.R" style:family="table-column">
      <style:table-column-properties style:column-width="0.912cm" style:rel-column-width="3553*"/>
    </style:style>
    <style:style style:name="Tableau5.1" style:family="table-row">
      <style:table-row-properties style:min-row-height="0.453cm" style:keep-together="true" fo:keep-together="auto"/>
    </style:style>
    <style:style style:name="Tableau5.A1" style:family="table-cell">
      <style:table-cell-properties style:vertical-align="bottom" fo:padding-left="0.053cm" fo:padding-right="0.053cm" fo:padding-top="0cm" fo:padding-bottom="0cm" fo:border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4.249cm" style:rel-column-width="16383*"/>
    </style:style>
    <style:style style:name="Tableau6.D" style:family="table-column">
      <style:table-column-properties style:column-width="4.251cm" style:rel-column-width="16386*"/>
    </style:style>
    <style:style style:name="Tableau6.A1" style:family="table-cell">
      <style:table-cell-properties fo:padding="0.097cm" fo:border="non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B" style:family="table-column">
      <style:table-column-properties style:column-width="8.5cm" style:rel-column-width="32768*"/>
    </style:style>
    <style:style style:name="Tableau11.A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="none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5.667cm" style:rel-column-width="21845*"/>
    </style:style>
    <style:style style:name="Tableau10.A1" style:family="table-cell">
      <style:table-cell-properties fo:padding="0.097cm" fo:border="none"/>
    </style:style>
    <style:style style:name="Tableau8" style:family="table">
      <style:table-properties style:width="16.993cm" fo:margin-left="0cm" fo:margin-right="0.007cm" table:align="margins"/>
    </style:style>
    <style:style style:name="Tableau8.A" style:family="table-column">
      <style:table-column-properties style:column-width="1.244cm" style:rel-column-width="4795*"/>
    </style:style>
    <style:style style:name="Tableau8.B" style:family="table-column">
      <style:table-column-properties style:column-width="0.362cm" style:rel-column-width="1394*"/>
    </style:style>
    <style:style style:name="Tableau8.E" style:family="table-column">
      <style:table-column-properties style:column-width="4.53cm" style:rel-column-width="17468*"/>
    </style:style>
    <style:style style:name="Tableau8.F" style:family="table-column">
      <style:table-column-properties style:column-width="4.665cm" style:rel-column-width="17992*"/>
    </style:style>
    <style:style style:name="Tableau8.H" style:family="table-column">
      <style:table-column-properties style:column-width="0.806cm" style:rel-column-width="3106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B1" style:family="table-cell" style:data-style-name="N0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8.H1" style:family="table-cell">
      <style:table-cell-properties style:vertical-align="middle"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8.E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8.H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997cm" fo:margin-left="0cm" fo:margin-right="0.004cm" table:align="margins"/>
    </style:style>
    <style:style style:name="Tableau9.A" style:family="table-column">
      <style:table-column-properties style:column-width="1.217cm" style:rel-column-width="4692*"/>
    </style:style>
    <style:style style:name="Tableau9.B" style:family="table-column">
      <style:table-column-properties style:column-width="0.556cm" style:rel-column-width="2142*"/>
    </style:style>
    <style:style style:name="Tableau9.C" style:family="table-column">
      <style:table-column-properties style:column-width="4.604cm" style:rel-column-width="17750*"/>
    </style:style>
    <style:style style:name="Tableau9.D" style:family="table-column">
      <style:table-column-properties style:column-width="4.471cm" style:rel-column-width="17240*"/>
    </style:style>
    <style:style style:name="Tableau9.E" style:family="table-column">
      <style:table-column-properties style:column-width="4.445cm" style:rel-column-width="17138*"/>
    </style:style>
    <style:style style:name="Tableau9.F" style:family="table-column">
      <style:table-column-properties style:column-width="0.568cm" style:rel-column-width="2189*"/>
    </style:style>
    <style:style style:name="Tableau9.H" style:family="table-column">
      <style:table-column-properties style:column-width="0.57cm" style:rel-column-width="2195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9.C1" style:family="table-cell" style:data-style-name="N0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9.H1" style:family="table-cell" style:data-style-name="N0">
      <style:table-cell-properties style:vertical-align="middle"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9.H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6.96cm" table:align="left" style:writing-mode="lr-tb"/>
    </style:style>
    <style:style style:name="Tableau12.A" style:family="table-column">
      <style:table-column-properties style:column-width="5.653cm"/>
    </style:style>
    <style:style style:name="Tableau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2.C1" style:family="table-cell">
      <style:table-cell-properties style:vertical-align="middle" fo:padding="0.097cm" fo:border="0.002cm solid #000000"/>
    </style:style>
    <style:style style:name="Tableau1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2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style:text-underline-style="solid" style:text-underline-width="auto" style:text-underline-color="font-color"/>
    </style:style>
    <style:style style:name="P5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text-position="0% 100%"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text-properties style:text-position="0% 100%"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text-properties style:text-position="0% 100%" fo:font-style="normal" style:font-style-asian="normal" style:font-style-complex="normal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8000" fo:font-size="8pt" style:font-size-asian="8pt" style:font-size-complex="8pt"/>
    </style:style>
    <style:style style:name="P14" style:family="paragraph" style:parent-style-name="Standard">
      <style:paragraph-properties fo:text-align="center" style:justify-single-word="false" style:text-autospace="none"/>
      <style:text-properties fo:color="#ff0000" fo:font-size="8pt" style:font-size-asian="8pt" style:font-size-complex="8pt"/>
    </style:style>
    <style:style style:name="P15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6" style:family="paragraph" style:parent-style-name="Standard">
      <style:text-properties fo:font-size="10pt" style:font-size-asian="10pt" style:font-size-complex="10pt"/>
    </style:style>
    <style:style style:name="P17" style:family="paragraph" style:parent-style-name="Standard">
      <style:paragraph-properties fo:background-color="#e6e6e6">
        <style:background-image/>
      </style:paragraph-properties>
    </style:style>
    <style:style style:name="P18" style:family="paragraph" style:parent-style-name="Standard">
      <style:paragraph-properties fo:background-color="#e6e6e6">
        <style:background-image/>
      </style:paragraph-properties>
      <style:text-properties style:font-name="Times New Roman"/>
    </style:style>
    <style:style style:name="P19" style:family="paragraph" style:parent-style-name="Standard">
      <style:paragraph-properties fo:background-color="#e6e6e6">
        <style:background-image/>
      </style:paragraph-properties>
      <style:text-properties style:text-position="0% 100%"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background-color="#e6e6e6">
        <style:background-image/>
      </style:paragraph-properties>
      <style:text-properties style:text-position="0% 100%"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text-position="0% 100%" style:font-name="Times New Roman" fo:font-style="normal" style:font-style-asian="normal" style:font-style-complex="normal"/>
    </style:style>
    <style:style style:name="P22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Standard">
      <style:paragraph-properties fo:background-color="#e6e6e6">
        <style:background-image/>
      </style:paragraph-properties>
      <style:text-properties fo:font-weight="normal" style:font-weight-asian="normal" style:font-weight-complex="normal"/>
    </style:style>
    <style:style style:name="P24" style:family="paragraph" style:parent-style-name="Standard">
      <style:paragraph-properties fo:background-color="transparent">
        <style:background-image/>
      </style:paragraph-properties>
    </style:style>
    <style:style style:name="P25" style:family="paragraph" style:parent-style-name="Standard">
      <style:paragraph-properties fo:background-color="transparent">
        <style:background-image/>
      </style:paragraph-properties>
      <style:text-properties style:text-position="0% 100%" fo:font-style="normal" style:font-style-asian="normal" style:font-style-complex="normal"/>
    </style:style>
    <style:style style:name="P26" style:family="paragraph" style:parent-style-name="Standard">
      <style:paragraph-properties fo:background-color="transparent">
        <style:background-image/>
      </style:paragraph-properties>
      <style:text-properties style:text-position="0% 100%" style:font-name="Times New Roman" fo:font-style="normal" style:font-style-asian="normal" style:font-style-complex="normal"/>
    </style:style>
    <style:style style:name="P27" style:family="paragraph" style:parent-style-name="Standard">
      <style:paragraph-properties fo:background-color="transparent">
        <style:background-image/>
      </style:paragraph-properties>
      <style:text-properties style:text-position="0% 100%"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background-color="transparent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1" style:family="paragraph" style:parent-style-name="Table_20_Contents">
      <style:text-properties style:font-name="Times New Roman"/>
    </style:style>
    <style:style style:name="P3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7" style:family="paragraph" style:parent-style-name="Standard" style:list-style-name="L1">
      <style:text-properties style:font-name="Times New Roman"/>
    </style:style>
    <style:style style:name="P38" style:family="paragraph" style:parent-style-name="Standard" style:list-style-name="L7">
      <style:text-properties style:font-name="Times New Roman"/>
    </style:style>
    <style:style style:name="P39" style:family="paragraph" style:parent-style-name="Standard" style:list-style-name="L2">
      <style:text-properties style:text-position="0% 100%" style:font-name="Times New Roman" fo:font-style="normal" style:font-style-asian="normal" style:font-style-complex="normal"/>
    </style:style>
    <style:style style:name="P40" style:family="paragraph" style:parent-style-name="Standard" style:list-style-name="L3"/>
    <style:style style:name="P41" style:family="paragraph" style:parent-style-name="Standard" style:list-style-name="L2">
      <style:paragraph-properties fo:background-color="#e6e6e6">
        <style:background-image/>
      </style:paragraph-properties>
      <style:text-properties style:text-position="0% 100%" fo:font-style="normal" style:font-style-asian="normal" style:font-style-complex="normal"/>
    </style:style>
    <style:style style:name="P42" style:family="paragraph" style:parent-style-name="Standard" style:list-style-name="L2">
      <style:paragraph-properties fo:background-color="#e6e6e6">
        <style:background-image/>
      </style:paragraph-properties>
      <style:text-properties style:text-position="0% 100%" style:font-name="Times New Roman" fo:font-style="normal" style:font-style-asian="normal" style:font-style-complex="normal"/>
    </style:style>
    <style:style style:name="P43" style:family="paragraph" style:parent-style-name="Standard" style:list-style-name="L6">
      <style:paragraph-properties fo:background-color="#e6e6e6">
        <style:background-image/>
      </style:paragraph-properties>
    </style:style>
    <style:style style:name="P44" style:family="paragraph" style:parent-style-name="Standard" style:list-style-name="L6">
      <style:paragraph-properties fo:text-align="center" style:justify-single-word="false" fo:background-color="#e6e6e6">
        <style:background-image/>
      </style:paragraph-properties>
    </style:style>
    <style:style style:name="P45" style:family="paragraph" style:parent-style-name="Standard" style:list-style-name="L6">
      <style:paragraph-properties fo:text-align="center" style:justify-single-word="false" fo:background-color="#e6e6e6">
        <style:background-image/>
      </style:paragraph-properties>
      <style:text-properties style:font-name="Times New Roman"/>
    </style:style>
    <style:style style:name="P46" style:family="paragraph" style:parent-style-name="Standard" style:list-style-name="L4">
      <style:paragraph-properties fo:background-color="transparent">
        <style:background-image/>
      </style:paragraph-properties>
    </style:style>
    <style:style style:name="P47" style:family="paragraph" style:parent-style-name="Standard" style:list-style-name="L5">
      <style:paragraph-properties fo:background-color="transparent">
        <style:background-image/>
      </style:paragraph-properties>
    </style:style>
    <style:style style:name="P48" style:family="paragraph" style:parent-style-name="Heading_20_3">
      <style:text-properties style:text-underline-style="solid" style:text-underline-width="auto" style:text-underline-color="font-color"/>
    </style:style>
    <style:style style:name="P49" style:family="paragraph" style:parent-style-name="Heading_20_2">
      <style:text-properties style:text-underline-style="solid" style:text-underline-width="auto" style:text-underline-color="font-color"/>
    </style:style>
    <style:style style:name="P50" style:family="paragraph" style:parent-style-name="Heading_20_1">
      <style:text-properties style:text-underline-style="solid" style:text-underline-width="auto" style:text-underline-color="font-color"/>
    </style:style>
    <style:style style:name="P51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style:font-name="Times New Roman" style:text-underline-style="none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position="0% 100%" style:font-name="Times New Roman" fo:font-style="italic" style:font-style-asian="italic" style:font-style-complex="italic"/>
    </style:style>
    <style:style style:name="T11" style:family="text">
      <style:text-properties style:text-position="0% 100%" style:font-name="Times New Roman" fo:font-style="normal" style:font-style-asian="normal" style:font-style-complex="normal"/>
    </style:style>
    <style:style style:name="T12" style:family="text"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text-position="sub 58%" style:font-name="Times New Roman" fo:font-style="italic" style:font-style-asian="italic" style:font-style-complex="italic"/>
    </style:style>
    <style:style style:name="T14" style:family="text">
      <style:text-properties style:text-position="sub 58%" style:font-name="Times New Roman" fo:font-weight="bold" style:font-weight-asian="bold" style:font-weight-complex="bold"/>
    </style:style>
    <style:style style:name="T15" style:family="text">
      <style:text-properties style:text-position="sub 58%" style:font-name="Times New Roman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text-position="sub 58%" fo:font-weight="bold" style:font-weight-asian="bold" style:font-weight-complex="bold"/>
    </style:style>
    <style:style style:name="T17" style:family="text">
      <style:text-properties style:text-position="sub 58%" fo:font-weight="normal" style:font-weight-asian="normal" style:font-weight-complex="normal"/>
    </style:style>
    <style:style style:name="T18" style:family="text">
      <style:text-properties style:text-position="super 58%" fo:font-weight="normal" style:font-weight-asian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9">Chapitre 9</text:p>
            <text:p text:style-name="P35">Statistiques</text:p>
          </table:table-cell>
        </table:table-row>
      </table:table>
      <text:p text:style-name="P2"/>
      <text:h text:style-name="P50" text:outline-level="1">Vocabulaire</text:h>
      <text:p text:style-name="P18"><text:span text:style-name="T2">Population :</text:span> Une population est un ensemble de personnes ou d'objets, appelés <text:span text:style-name="T9">individus</text:span>, définis par une propriété commune.</text:p>
      <text:p text:style-name="P3"><text:span text:style-name="T1">Exemple :</text:span> les habitants d'un pays, les automobiles fabriquées en 2010,…</text:p>
      <text:p text:style-name="P3"/>
      <text:p text:style-name="P18"><text:span text:style-name="T2">Caractère :</text:span> Pour une population choisie, on peut étudier un caractère de ses individus.</text:p>
      <text:p text:style-name="P3"><text:span text:style-name="T1">Exemple :</text:span> on peut étudier le caractère « taille » des élèves d'un lycée.</text:p>
      <text:p text:style-name="P3"/>
      <text:p text:style-name="P18"><text:span text:style-name="T2">Caractère quantitatif :</text:span> Un caractère est dit quantitatif lorsqu'il est possible de le mesurer en associant un nombre à chaque individu. Un caractère quantitatif est aussi appelé <text:span text:style-name="T9">variable</text:span>.</text:p>
      <text:p text:style-name="P3"><text:span text:style-name="T1">Exemple :</text:span> l'âge, la taille, le nombre de frères et sœurs, ...</text:p>
      <text:p text:style-name="P3"/>
      <text:list xml:id="list34541339" text:style-name="L1">
        <text:list-item>
          <text:p text:style-name="P37">Un caractère quantitatif est dit <text:span text:style-name="T9">continu</text:span> lorsque les nombres qui le mesurent peuvent prendre, à priori, toutes les valeurs d'un intervalle.</text:p>
          <text:p text:style-name="P37"><text:span text:style-name="T1">Exemple :</text:span> le poids, la taille, la durée de vie d'un moteur, ...</text:p>
          <text:p text:style-name="P37"/>
        </text:list-item>
        <text:list-item>
          <text:p text:style-name="P37">Il est <text:span text:style-name="T9">discret</text:span> dans le cas contraire.</text:p>
          <text:p text:style-name="P37"><text:span text:style-name="T1">Exemple :</text:span> l'année de naissance, le nombre d'enfants par famille, ...</text:p>
        </text:list-item>
      </text:list>
      <text:p text:style-name="P3"/>
      <text:p text:style-name="P18"><text:span text:style-name="T2">Caractère qualitatif :</text:span> On appelle ainsi tout caractère non quantitatif.</text:p>
      <text:p text:style-name="Standard"><text:span text:style-name="T4">Exemple :</text:span><text:span text:style-name="T7"> la couleur des yeux.</text:span></text:p>
      <text:p text:style-name="P4"/>
      <text:p text:style-name="P7">Exemple :</text:p>
      <text:p text:style-name="Standard">Le tableau suivant donne le relevé des cours d'une action sur 36 jours consécutifs de bourse.</text:p>
      <table:table table:name="Tableau2" table:style-name="Tableau2">
        <table:table-column table:style-name="Tableau2.A"/>
        <table:table-column table:style-name="Tableau2.B" table:number-columns-repeated="17"/>
        <table:table-column table:style-name="Tableau2.S"/>
        <table:table-row>
          <table:table-cell table:style-name="Tableau2.A1" office:value-type="string">
            <text:p text:style-name="Table_20_Contents">jour</text:p>
          </table:table-cell>
          <table:table-cell table:style-name="Tableau2.B1" office:value-type="float" office:value="1">
            <text:p text:style-name="P33">1</text:p>
          </table:table-cell>
          <table:table-cell table:style-name="Tableau2.B1" office:value-type="float" office:value="2">
            <text:p text:style-name="P33">2</text:p>
          </table:table-cell>
          <table:table-cell table:style-name="Tableau2.B1" office:value-type="float" office:value="3">
            <text:p text:style-name="P33">3</text:p>
          </table:table-cell>
          <table:table-cell table:style-name="Tableau2.B1" office:value-type="float" office:value="4">
            <text:p text:style-name="P33">4</text:p>
          </table:table-cell>
          <table:table-cell table:style-name="Tableau2.B1" office:value-type="float" office:value="5">
            <text:p text:style-name="P33">5</text:p>
          </table:table-cell>
          <table:table-cell table:style-name="Tableau2.B1" office:value-type="float" office:value="6">
            <text:p text:style-name="P33">6</text:p>
          </table:table-cell>
          <table:table-cell table:style-name="Tableau2.B1" office:value-type="float" office:value="7">
            <text:p text:style-name="P33">7</text:p>
          </table:table-cell>
          <table:table-cell table:style-name="Tableau2.B1" office:value-type="float" office:value="8">
            <text:p text:style-name="P33">8</text:p>
          </table:table-cell>
          <table:table-cell table:style-name="Tableau2.B1" office:value-type="float" office:value="9">
            <text:p text:style-name="P33">9</text:p>
          </table:table-cell>
          <table:table-cell table:style-name="Tableau2.B1" office:value-type="float" office:value="10">
            <text:p text:style-name="P33">10</text:p>
          </table:table-cell>
          <table:table-cell table:style-name="Tableau2.B1" office:value-type="float" office:value="11">
            <text:p text:style-name="P33">11</text:p>
          </table:table-cell>
          <table:table-cell table:style-name="Tableau2.B1" office:value-type="float" office:value="12">
            <text:p text:style-name="P33">12</text:p>
          </table:table-cell>
          <table:table-cell table:style-name="Tableau2.B1" office:value-type="float" office:value="13">
            <text:p text:style-name="P33">13</text:p>
          </table:table-cell>
          <table:table-cell table:style-name="Tableau2.B1" office:value-type="float" office:value="14">
            <text:p text:style-name="P33">14</text:p>
          </table:table-cell>
          <table:table-cell table:style-name="Tableau2.B1" office:value-type="float" office:value="15">
            <text:p text:style-name="P33">15</text:p>
          </table:table-cell>
          <table:table-cell table:style-name="Tableau2.B1" office:value-type="float" office:value="16">
            <text:p text:style-name="P33">16</text:p>
          </table:table-cell>
          <table:table-cell table:style-name="Tableau2.B1" office:value-type="float" office:value="17">
            <text:p text:style-name="P33">17</text:p>
          </table:table-cell>
          <table:table-cell table:style-name="Tableau2.S1" office:value-type="float" office:value="18">
            <text:p text:style-name="P33">18</text:p>
          </table:table-cell>
        </table:table-row>
        <table:table-row>
          <table:table-cell table:style-name="Tableau2.A2" office:value-type="string">
            <text:p text:style-name="Table_20_Contents">cours </text:p>
            <text:p text:style-name="Table_20_Contents">(en €)</text:p>
          </table:table-cell>
          <table:table-cell table:style-name="Tableau2.B2" office:value-type="float" office:value="18.8">
            <text:p text:style-name="P30">18,8</text:p>
          </table:table-cell>
          <table:table-cell table:style-name="Tableau2.B2" office:value-type="float" office:value="18.91">
            <text:p text:style-name="P30">18,91</text:p>
          </table:table-cell>
          <table:table-cell table:style-name="Tableau2.B2" office:value-type="float" office:value="18.9">
            <text:p text:style-name="P30">18,9</text:p>
          </table:table-cell>
          <table:table-cell table:style-name="Tableau2.B2" office:value-type="float" office:value="19.4">
            <text:p text:style-name="P30">19,4</text:p>
          </table:table-cell>
          <table:table-cell table:style-name="Tableau2.B2" office:value-type="float" office:value="19.22">
            <text:p text:style-name="P30">19,22</text:p>
          </table:table-cell>
          <table:table-cell table:style-name="Tableau2.B2" office:value-type="float" office:value="19.06">
            <text:p text:style-name="P30">19,06</text:p>
          </table:table-cell>
          <table:table-cell table:style-name="Tableau2.B2" office:value-type="float" office:value="19.33">
            <text:p text:style-name="P30">19,33</text:p>
          </table:table-cell>
          <table:table-cell table:style-name="Tableau2.B2" office:value-type="float" office:value="19.03">
            <text:p text:style-name="P30">19,03</text:p>
          </table:table-cell>
          <table:table-cell table:style-name="Tableau2.B2" office:value-type="float" office:value="19.41">
            <text:p text:style-name="P30">19,41</text:p>
          </table:table-cell>
          <table:table-cell table:style-name="Tableau2.B2" office:value-type="float" office:value="19.67">
            <text:p text:style-name="P30">19,67</text:p>
          </table:table-cell>
          <table:table-cell table:style-name="Tableau2.B2" office:value-type="float" office:value="19.69">
            <text:p text:style-name="P30">19,69</text:p>
          </table:table-cell>
          <table:table-cell table:style-name="Tableau2.B2" office:value-type="float" office:value="19.57">
            <text:p text:style-name="P30">19,57</text:p>
          </table:table-cell>
          <table:table-cell table:style-name="Tableau2.B2" office:value-type="float" office:value="19.2">
            <text:p text:style-name="P30">19,2</text:p>
          </table:table-cell>
          <table:table-cell table:style-name="Tableau2.B2" office:value-type="float" office:value="19.49">
            <text:p text:style-name="P30">19,49</text:p>
          </table:table-cell>
          <table:table-cell table:style-name="Tableau2.B2" office:value-type="float" office:value="19.7">
            <text:p text:style-name="P30">19,7</text:p>
          </table:table-cell>
          <table:table-cell table:style-name="Tableau2.B2" office:value-type="float" office:value="19.8">
            <text:p text:style-name="P30">19,8</text:p>
          </table:table-cell>
          <table:table-cell table:style-name="Tableau2.B2" office:value-type="float" office:value="20.37">
            <text:p text:style-name="P30">20,37</text:p>
          </table:table-cell>
          <table:table-cell table:style-name="Tableau2.S2" office:value-type="float" office:value="20.33">
            <text:p text:style-name="P30">20,33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 table:number-columns-repeated="17"/>
        <table:table-column table:style-name="Tableau3.S"/>
        <table:table-row>
          <table:table-cell table:style-name="Tableau3.A1" office:value-type="string">
            <text:p text:style-name="Table_20_Contents">jour</text:p>
          </table:table-cell>
          <table:table-cell table:style-name="Tableau3.B1" office:value-type="float" office:value="19">
            <text:p text:style-name="P33">19</text:p>
          </table:table-cell>
          <table:table-cell table:style-name="Tableau3.B1" office:value-type="float" office:value="20">
            <text:p text:style-name="P33">20</text:p>
          </table:table-cell>
          <table:table-cell table:style-name="Tableau3.B1" office:value-type="float" office:value="21">
            <text:p text:style-name="P33">21</text:p>
          </table:table-cell>
          <table:table-cell table:style-name="Tableau3.B1" office:value-type="float" office:value="22">
            <text:p text:style-name="P33">22</text:p>
          </table:table-cell>
          <table:table-cell table:style-name="Tableau3.B1" office:value-type="float" office:value="23">
            <text:p text:style-name="P33">23</text:p>
          </table:table-cell>
          <table:table-cell table:style-name="Tableau3.B1" office:value-type="float" office:value="24">
            <text:p text:style-name="P33">24</text:p>
          </table:table-cell>
          <table:table-cell table:style-name="Tableau3.B1" office:value-type="float" office:value="25">
            <text:p text:style-name="P33">25</text:p>
          </table:table-cell>
          <table:table-cell table:style-name="Tableau3.B1" office:value-type="float" office:value="26">
            <text:p text:style-name="P33">26</text:p>
          </table:table-cell>
          <table:table-cell table:style-name="Tableau3.B1" office:value-type="float" office:value="27">
            <text:p text:style-name="P33">27</text:p>
          </table:table-cell>
          <table:table-cell table:style-name="Tableau3.B1" office:value-type="float" office:value="28">
            <text:p text:style-name="P33">28</text:p>
          </table:table-cell>
          <table:table-cell table:style-name="Tableau3.B1" office:value-type="float" office:value="29">
            <text:p text:style-name="P33">29</text:p>
          </table:table-cell>
          <table:table-cell table:style-name="Tableau3.B1" office:value-type="float" office:value="30">
            <text:p text:style-name="P33">30</text:p>
          </table:table-cell>
          <table:table-cell table:style-name="Tableau3.B1" office:value-type="float" office:value="31">
            <text:p text:style-name="P33">31</text:p>
          </table:table-cell>
          <table:table-cell table:style-name="Tableau3.B1" office:value-type="float" office:value="32">
            <text:p text:style-name="P33">32</text:p>
          </table:table-cell>
          <table:table-cell table:style-name="Tableau3.B1" office:value-type="float" office:value="33">
            <text:p text:style-name="P33">33</text:p>
          </table:table-cell>
          <table:table-cell table:style-name="Tableau3.B1" office:value-type="float" office:value="34">
            <text:p text:style-name="P33">34</text:p>
          </table:table-cell>
          <table:table-cell table:style-name="Tableau3.B1" office:value-type="float" office:value="35">
            <text:p text:style-name="P33">35</text:p>
          </table:table-cell>
          <table:table-cell table:style-name="Tableau3.S1" office:value-type="float" office:value="36">
            <text:p text:style-name="P33">36</text:p>
          </table:table-cell>
        </table:table-row>
        <table:table-row>
          <table:table-cell table:style-name="Tableau3.A2" office:value-type="string">
            <text:p text:style-name="Table_20_Contents">cours</text:p>
            <text:p text:style-name="Table_20_Contents">(en €)</text:p>
          </table:table-cell>
          <table:table-cell table:style-name="Tableau3.B2" office:value-type="float" office:value="20.32">
            <text:p text:style-name="P30">20,32</text:p>
          </table:table-cell>
          <table:table-cell table:style-name="Tableau3.B2" office:value-type="float" office:value="20.46">
            <text:p text:style-name="P30">20,46</text:p>
          </table:table-cell>
          <table:table-cell table:style-name="Tableau3.B2" office:value-type="float" office:value="20.33">
            <text:p text:style-name="P30">20,33</text:p>
          </table:table-cell>
          <table:table-cell table:style-name="Tableau3.B2" office:value-type="float" office:value="20.34">
            <text:p text:style-name="P30">20,34</text:p>
          </table:table-cell>
          <table:table-cell table:style-name="Tableau3.B2" office:value-type="float" office:value="20.4">
            <text:p text:style-name="P30">20,4</text:p>
          </table:table-cell>
          <table:table-cell table:style-name="Tableau3.B2" office:value-type="float" office:value="20">
            <text:p text:style-name="P30">20</text:p>
          </table:table-cell>
          <table:table-cell table:style-name="Tableau3.B2" office:value-type="float" office:value="20.4">
            <text:p text:style-name="P30">20,4</text:p>
          </table:table-cell>
          <table:table-cell table:style-name="Tableau3.B2" office:value-type="float" office:value="20.4">
            <text:p text:style-name="P30">20,4</text:p>
          </table:table-cell>
          <table:table-cell table:style-name="Tableau3.B2" office:value-type="float" office:value="20.5">
            <text:p text:style-name="P30">20,5</text:p>
          </table:table-cell>
          <table:table-cell table:style-name="Tableau3.B2" office:value-type="float" office:value="20.2">
            <text:p text:style-name="P30">20,2</text:p>
          </table:table-cell>
          <table:table-cell table:style-name="Tableau3.B2" office:value-type="float" office:value="20.21">
            <text:p text:style-name="P30">20,21</text:p>
          </table:table-cell>
          <table:table-cell table:style-name="Tableau3.B2" office:value-type="float" office:value="20.61">
            <text:p text:style-name="P30">20,61</text:p>
          </table:table-cell>
          <table:table-cell table:style-name="Tableau3.B2" office:value-type="float" office:value="20.61">
            <text:p text:style-name="P30">20,61</text:p>
          </table:table-cell>
          <table:table-cell table:style-name="Tableau3.B2" office:value-type="float" office:value="21.25">
            <text:p text:style-name="P30">21,25</text:p>
          </table:table-cell>
          <table:table-cell table:style-name="Tableau3.B2" office:value-type="float" office:value="21.63">
            <text:p text:style-name="P30">21,63</text:p>
          </table:table-cell>
          <table:table-cell table:style-name="Tableau3.B2" office:value-type="float" office:value="21.42">
            <text:p text:style-name="P30">21,42</text:p>
          </table:table-cell>
          <table:table-cell table:style-name="Tableau3.B2" office:value-type="float" office:value="21">
            <text:p text:style-name="P30">21</text:p>
          </table:table-cell>
          <table:table-cell table:style-name="Tableau3.S2" office:value-type="float" office:value="20.9">
            <text:p text:style-name="P30">20,9</text:p>
          </table:table-cell>
        </table:table-row>
      </table:table>
      <text:p text:style-name="Standard">Pour cette série statistique :</text:p>
      <text:p text:style-name="Standard">La population étudiée est les actions, le caractère (quantitatif continu) est le cours (prix) des actions.</text:p>
      <text:p text:style-name="Standard"><draw:frame draw:style-name="fr1" draw:name="images16" text:anchor-type="paragraph" svg:width="15.685cm" svg:height="3.916cm" draw:z-index="21"><draw:image xlink:href="Pictures/20000007000108DE000042267C69D7B1.svm" xlink:type="simple" xlink:show="embed" xlink:actuate="onLoad"/></draw:frame></text:p>
      <text:h text:style-name="P50" text:outline-level="1"><text:soft-page-break/>Paramètres d'une série</text:h>
      <text:p text:style-name="Standard">Pour résumer une <text:span text:style-name="T9">série quantitative</text:span>, on utilise des <text:span text:style-name="T9">caractéristiques de position </text:span>(moyenne, médiane, quartiles, ...) et des <text:span text:style-name="T9">caractéristiques de dispersion</text:span> (étendue, écart interquartile, ...)</text:p>
      <text:h text:style-name="P49" text:outline-level="2">Caractéristiques de position</text:h>
      <text:h text:style-name="P48" text:outline-level="3">Moyenne</text:h>
      <text:p text:style-name="P17"><text:span text:style-name="T2">Définition :</text:span> </text:p>
      <text:p text:style-name="P17">Pour déterminer la <text:span text:style-name="T9">moyenne</text:span> d'une série prenant les valeurs <text:span text:style-name="T10">x</text:span><text:span text:style-name="T13">1</text:span><text:span text:style-name="T11">, </text:span><text:span text:style-name="T10">x</text:span><text:span text:style-name="T13">2</text:span><text:span text:style-name="T11">, …., </text:span><text:span text:style-name="T10">x</text:span><text:span text:style-name="T13">n</text:span><text:span text:style-name="T10"> </text:span><text:span text:style-name="T11">on utilise la formule :<text:tab/></text:span></text:p>
      <text:p text:style-name="P21"><draw:frame draw:style-name="fr5" draw:name="Objet2" text:anchor-type="as-char" svg:width="5.592cm" svg:height="1.139cm" draw:z-index="15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7">Exemple :</text:p>
      <text:p text:style-name="Standard">Pour la série étudiée, on a donc :</text:p>
      <text:p text:style-name="P2"><draw:frame draw:style-name="fr5" draw:name="Objet4" text:anchor-type="as-char" svg:width="9.296cm" svg:height="0.998cm" draw:z-index="41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Sur les 36 derniers jours le cours moyen de l'action est de 20,02 €. </text:p>
      <text:h text:style-name="P48" text:outline-level="3">Médiane et quartiles</text:h>
      <text:p text:style-name="P10"><text:span text:style-name="T5">Définitions :</text:span><text:span text:style-name="T3"> </text:span></text:p>
      <text:list xml:id="list34545350" text:style-name="L2">
        <text:list-item>
          <text:p text:style-name="P41"><text:span text:style-name="T3">La </text:span><text:span text:style-name="T6">médiane</text:span><text:span text:style-name="T3"> d'une série statistique est le nombre</text:span><text:span text:style-name="T6"> Me</text:span><text:span text:style-name="T3"> tel que :</text:span></text:p>
          <text:list>
            <text:list-item>
              <text:p text:style-name="P42">50% au moins des individus ont une valeur du caractère inférieure ou égale à <text:span text:style-name="T9">Me</text:span><text:span text:style-name="T20">.</text:span></text:p>
            </text:list-item>
            <text:list-item>
              <text:p text:style-name="P42">50% au moins des individus ont une valeur supérieure ou égale à <text:span text:style-name="T9">Me</text:span><text:span text:style-name="T20">.</text:span></text:p>
              <text:p text:style-name="P39"/>
            </text:list-item>
          </text:list>
        </text:list-item>
        <text:list-item>
          <text:p text:style-name="P41"><text:span text:style-name="T3">Le </text:span><text:span text:style-name="T6">premier quartile</text:span><text:span text:style-name="T3"> est la plus petite valeur </text:span><text:span text:style-name="T6">Q</text:span><text:span text:style-name="T14">1</text:span><text:span text:style-name="T3"> de la liste telle qu'au moins </text:span><text:span text:style-name="T6">un quart</text:span><text:span text:style-name="T3"> des valeurs de la liste sont </text:span><text:span text:style-name="T6">inférieures ou égales</text:span><text:span text:style-name="T3"> à </text:span><text:span text:style-name="T6">Q</text:span><text:span text:style-name="T14">1</text:span><text:span text:style-name="T3">.</text:span></text:p>
          <text:p text:style-name="P39"/>
        </text:list-item>
        <text:list-item>
          <text:p text:style-name="P41"><text:span text:style-name="T3">Le </text:span><text:span text:style-name="T6">troisième quartile</text:span><text:span text:style-name="T3"> est la plus petite valeur </text:span><text:span text:style-name="T6">Q</text:span><text:span text:style-name="T14">3</text:span><text:span text:style-name="T3"> de la liste telle qu'au moins les </text:span><text:span text:style-name="T6">trois quarts</text:span><text:span text:style-name="T3"> des valeurs de la liste sont </text:span><text:span text:style-name="T6">inférieures ou égales</text:span><text:span text:style-name="T3"> à </text:span><text:span text:style-name="T6">Q</text:span><text:span text:style-name="T14">3</text:span><text:span text:style-name="T3">.</text:span></text:p>
        </text:list-item>
      </text:list>
      <text:p text:style-name="P26"/>
      <text:p text:style-name="P27">Exemple :</text:p>
      <text:p text:style-name="P26">Pour la série de l'exemple précédent :</text:p>
      <table:table table:name="Tableau4" table:style-name="Tableau4">
        <table:table-column table:style-name="Tableau4.A" table:number-columns-repeated="17"/>
        <table:table-column table:style-name="Tableau4.R"/>
        <table:table-row table:style-name="Tableau4.1">
          <table:table-cell table:style-name="Tableau4.A1" office:value-type="string">
            <text:p text:style-name="P12">18,8</text:p>
          </table:table-cell>
          <table:table-cell table:style-name="Tableau4.A1" office:value-type="string">
            <text:p text:style-name="P12">18,9</text:p>
          </table:table-cell>
          <table:table-cell table:style-name="Tableau4.A1" office:value-type="string">
            <text:p text:style-name="P12">18,91</text:p>
          </table:table-cell>
          <table:table-cell table:style-name="Tableau4.A1" office:value-type="string">
            <text:p text:style-name="P12">19,03</text:p>
          </table:table-cell>
          <table:table-cell table:style-name="Tableau4.A1" office:value-type="string">
            <text:p text:style-name="P12">19,06</text:p>
          </table:table-cell>
          <table:table-cell table:style-name="Tableau4.A1" office:value-type="string">
            <text:p text:style-name="P12">19,2</text:p>
          </table:table-cell>
          <table:table-cell table:style-name="Tableau4.A1" office:value-type="string">
            <text:p text:style-name="P12">19,22</text:p>
          </table:table-cell>
          <table:table-cell table:style-name="Tableau4.A1" office:value-type="string">
            <text:p text:style-name="P12">19,33</text:p>
          </table:table-cell>
          <table:table-cell table:style-name="Tableau4.A1" office:value-type="string">
            <text:p text:style-name="P13">19,4</text:p>
          </table:table-cell>
          <table:table-cell table:style-name="Tableau4.A1" office:value-type="string">
            <text:p text:style-name="P12">19,41</text:p>
          </table:table-cell>
          <table:table-cell table:style-name="Tableau4.A1" office:value-type="string">
            <text:p text:style-name="P12">19,49</text:p>
          </table:table-cell>
          <table:table-cell table:style-name="Tableau4.A1" office:value-type="string">
            <text:p text:style-name="P12">19,57</text:p>
          </table:table-cell>
          <table:table-cell table:style-name="Tableau4.A1" office:value-type="string">
            <text:p text:style-name="P12">19,67</text:p>
          </table:table-cell>
          <table:table-cell table:style-name="Tableau4.A1" office:value-type="string">
            <text:p text:style-name="P12">19,69</text:p>
          </table:table-cell>
          <table:table-cell table:style-name="Tableau4.A1" office:value-type="string">
            <text:p text:style-name="P12">19,7</text:p>
          </table:table-cell>
          <table:table-cell table:style-name="Tableau4.A1" office:value-type="string">
            <text:p text:style-name="P12">19,8</text:p>
          </table:table-cell>
          <table:table-cell table:style-name="Tableau4.A1" office:value-type="string">
            <text:p text:style-name="P12">20</text:p>
          </table:table-cell>
          <table:table-cell table:style-name="Tableau4.A1" office:value-type="string">
            <text:p text:style-name="P14">20,2</text:p>
          </table:table-cell>
        </table:table-row>
      </table:table>
      <text:p text:style-name="P25"/>
      <table:table table:name="Tableau5" table:style-name="Tableau5">
        <table:table-column table:style-name="Tableau5.A" table:number-columns-repeated="17"/>
        <table:table-column table:style-name="Tableau5.R"/>
        <table:table-row table:style-name="Tableau5.1">
          <table:table-cell table:style-name="Tableau5.A1" office:value-type="string">
            <text:p text:style-name="P14">20,21</text:p>
          </table:table-cell>
          <table:table-cell table:style-name="Tableau5.A1" office:value-type="string">
            <text:p text:style-name="P12">20,32</text:p>
          </table:table-cell>
          <table:table-cell table:style-name="Tableau5.A1" office:value-type="string">
            <text:p text:style-name="P12">20,33</text:p>
          </table:table-cell>
          <table:table-cell table:style-name="Tableau5.A1" office:value-type="string">
            <text:p text:style-name="P12">20,33</text:p>
          </table:table-cell>
          <table:table-cell table:style-name="Tableau5.A1" office:value-type="string">
            <text:p text:style-name="P12">20,34</text:p>
          </table:table-cell>
          <table:table-cell table:style-name="Tableau5.A1" office:value-type="string">
            <text:p text:style-name="P12">20,37</text:p>
          </table:table-cell>
          <table:table-cell table:style-name="Tableau5.A1" office:value-type="string">
            <text:p text:style-name="P12">20,4</text:p>
          </table:table-cell>
          <table:table-cell table:style-name="Tableau5.A1" office:value-type="string">
            <text:p text:style-name="P12">20,4</text:p>
          </table:table-cell>
          <table:table-cell table:style-name="Tableau5.A1" office:value-type="string">
            <text:p text:style-name="P13">20,4</text:p>
          </table:table-cell>
          <table:table-cell table:style-name="Tableau5.A1" office:value-type="string">
            <text:p text:style-name="P12">20,46</text:p>
          </table:table-cell>
          <table:table-cell table:style-name="Tableau5.A1" office:value-type="string">
            <text:p text:style-name="P12">20,5</text:p>
          </table:table-cell>
          <table:table-cell table:style-name="Tableau5.A1" office:value-type="string">
            <text:p text:style-name="P12">20,61</text:p>
          </table:table-cell>
          <table:table-cell table:style-name="Tableau5.A1" office:value-type="string">
            <text:p text:style-name="P12">20,61</text:p>
          </table:table-cell>
          <table:table-cell table:style-name="Tableau5.A1" office:value-type="string">
            <text:p text:style-name="P12">20,9</text:p>
          </table:table-cell>
          <table:table-cell table:style-name="Tableau5.A1" office:value-type="string">
            <text:p text:style-name="P12">21</text:p>
          </table:table-cell>
          <table:table-cell table:style-name="Tableau5.A1" office:value-type="string">
            <text:p text:style-name="P12">21,25</text:p>
          </table:table-cell>
          <table:table-cell table:style-name="Tableau5.A1" office:value-type="string">
            <text:p text:style-name="P12">21,42</text:p>
          </table:table-cell>
          <table:table-cell table:style-name="Tableau5.A1" office:value-type="string">
            <text:p text:style-name="P12">21,63</text:p>
          </table:table-cell>
        </table:table-row>
      </table:table>
      <text:list xml:id="list34530674" text:style-name="L3">
        <text:list-item>
          <text:p text:style-name="P40">Donc la médiane vaut :</text:p>
        </text:list-item>
      </text:list>
      <text:p text:style-name="P2"><draw:frame draw:style-name="fr5" draw:name="Objet5" text:anchor-type="as-char" svg:width="4.837cm" svg:height="0.998cm" draw:z-index="16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text:tab/>donc le cours de l'action était inférieur à 20,205 € durant 18 jours.</text:p>
      <text:list xml:id="list34545326" text:style-name="L4">
        <text:list-item>
          <text:p text:style-name="P46"><text:span text:style-name="T12">Q</text:span><text:span text:style-name="T15">1 </text:span><text:span text:style-name="T12">:</text:span><text:tab/><draw:frame draw:style-name="fr5" draw:name="Objet6" text:anchor-type="as-char" svg:width="1.289cm" svg:height="0.998cm" draw:z-index="42"><draw:object xlink:href="./Object 7" xlink:type="simple" xlink:show="embed" xlink:actuate="onLoad"/><draw:image xlink:href="./ObjectReplacements/Object 7" xlink:type="simple" xlink:show="embed" xlink:actuate="onLoad"/></draw:frame> </text:p>
          <text:p text:style-name="P46">donc le 1er quartile vaut 19,4 €.</text:p>
        </text:list-item>
      </text:list>
      <text:list xml:id="list34521263" text:style-name="L5">
        <text:list-item>
          <text:p text:style-name="P47"><text:span text:style-name="T12">Q</text:span><text:span text:style-name="T15">3 </text:span><text:span text:style-name="T12">:</text:span><text:tab/><draw:frame draw:style-name="fr5" draw:name="Objet7" text:anchor-type="as-char" svg:width="1.782cm" svg:height="0.467cm" draw:z-index="43"><draw:object xlink:href="./Object 8" xlink:type="simple" xlink:show="embed" xlink:actuate="onLoad"/><draw:image xlink:href="./ObjectReplacements/Object 8" xlink:type="simple" xlink:show="embed" xlink:actuate="onLoad"/></draw:frame></text:p>
          <text:p text:style-name="P47">donc le 3ème quartile vaut 20,4 €.</text:p>
        </text:list-item>
      </text:list>
      <text:p text:style-name="Standard"/>
      <text:p text:style-name="Standard"/>
      <text:p text:style-name="Standard"/>
      <text:p text:style-name="P22"><text:soft-page-break/>Définition :</text:p>
      <text:p text:style-name="P23">Un <text:span text:style-name="T9">diagramme en boîte</text:span> (ou <text:span text:style-name="T9">boîte à moustaches</text:span>) est une représentation graphique qui résume le caractère quantitatif étudié par les valeurs extrêmes, la médiane, les quartiles.</text:p>
      <text:p text:style-name="P11"><draw:frame draw:style-name="fr1" draw:name="images5" text:anchor-type="paragraph" svg:width="19.096cm" svg:height="4.468cm" draw:z-index="1"><draw:image xlink:href="Pictures/200000070000E47C00003579D75F81C0.svm" xlink:type="simple" xlink:show="embed" xlink:actuate="onLoad"/></draw:frame></text:p>
      <text:p text:style-name="P7">Calculatrice :</text:p>
      <table:table table:name="Tableau6" table:style-name="Tableau6">
        <table:table-column table:style-name="Tableau6.A" table:number-columns-repeated="3"/>
        <table:table-column table:style-name="Tableau6.D"/>
        <table:table-row>
          <table:table-cell table:style-name="Tableau6.A1" office:value-type="string">
            <text:p text:style-name="Table_20_Contents"><draw:frame draw:style-name="fr2" draw:name="images1" text:anchor-type="paragraph" svg:width="4.055cm" svg:height="2.743cm" draw:z-index="2"><draw:image xlink:href="Pictures/2000000700001B4A0000127806D1BEEE.svm" xlink:type="simple" xlink:show="embed" xlink:actuate="onLoad"/></draw:frame></text:p>
          </table:table-cell>
          <table:table-cell table:style-name="Tableau6.A1" office:value-type="string">
            <text:p text:style-name="Table_20_Contents"><draw:frame draw:style-name="fr3" draw:name="images2" text:anchor-type="paragraph" svg:width="4.057cm" svg:height="2.745cm" draw:z-index="3"><draw:image xlink:href="Pictures/2000000700001B4A000012787A420EE7.svm" xlink:type="simple" xlink:show="embed" xlink:actuate="onLoad"/></draw:frame></text:p>
          </table:table-cell>
          <table:table-cell table:style-name="Tableau6.A1" office:value-type="string">
            <text:p text:style-name="Table_20_Contents"><draw:frame draw:style-name="fr3" draw:name="images3" text:anchor-type="paragraph" svg:width="4.055cm" svg:height="2.743cm" draw:z-index="4"><draw:image xlink:href="Pictures/2000000700001B4A000012784A19BE55.svm" xlink:type="simple" xlink:show="embed" xlink:actuate="onLoad"/></draw:frame></text:p>
          </table:table-cell>
          <table:table-cell table:style-name="Tableau6.A1" office:value-type="string">
            <text:p text:style-name="Table_20_Contents"><draw:frame draw:style-name="fr2" draw:name="images6" text:anchor-type="paragraph" svg:width="4.057cm" svg:height="2.745cm" draw:z-index="8"><draw:image xlink:href="Pictures/2000000700001B4A00001278FDD16E9D.svm" xlink:type="simple" xlink:show="embed" xlink:actuate="onLoad"/></draw:frame></text:p>
          </table:table-cell>
        </table:table-row>
        <table:table-row>
          <table:table-cell table:style-name="Tableau6.A1" office:value-type="string">
            <text:p text:style-name="Table_20_Contents"><draw:frame draw:style-name="fr1" draw:name="images4" text:anchor-type="paragraph" svg:width="4.057cm" svg:height="2.745cm" draw:z-index="7"><draw:image xlink:href="Pictures/2000000700001B4A000012782E55E642.svm" xlink:type="simple" xlink:show="embed" xlink:actuate="onLoad"/></draw:frame></text:p>
          </table:table-cell>
          <table:table-cell table:style-name="Tableau6.A1" office:value-type="string">
            <text:p text:style-name="Table_20_Contents"><draw:frame draw:style-name="fr1" draw:name="images7" text:anchor-type="paragraph" svg:width="4.057cm" svg:height="2.745cm" draw:z-index="9"><draw:image xlink:href="Pictures/2000000700001B4A00001278F683101B.svm" xlink:type="simple" xlink:show="embed" xlink:actuate="onLoad"/></draw:frame></text:p>
          </table:table-cell>
          <table:table-cell table:style-name="Tableau6.A1" office:value-type="string">
            <text:p text:style-name="Table_20_Contents"><draw:frame draw:style-name="fr1" draw:name="images8" text:anchor-type="paragraph" svg:width="4.055cm" svg:height="2.743cm" draw:z-index="10"><draw:image xlink:href="Pictures/2000000700001B4A00001278EF203D5B.svm" xlink:type="simple" xlink:show="embed" xlink:actuate="onLoad"/></draw:frame></text:p>
          </table:table-cell>
          <table:table-cell table:style-name="Tableau6.A1" office:value-type="string">
            <text:p text:style-name="Table_20_Contents"><draw:frame draw:style-name="fr4" draw:name="images9" text:anchor-type="paragraph" svg:width="4.057cm" svg:height="2.745cm" draw:z-index="11"><draw:image xlink:href="Pictures/2000000700001B4A00001278B50A70A8.svm" xlink:type="simple" xlink:show="embed" xlink:actuate="onLoad"/></draw:frame></text:p>
          </table:table-cell>
        </table:table-row>
      </table:table>
      <text:p text:style-name="P7">Remarque :</text:p>
      <text:p text:style-name="Standard">Les modes de calcul des quartiles diffèrent d'un logiciel à l'autre.</text:p>
      <text:p text:style-name="Standard">De ce fait, les résultats obtenus seront souvent différents des résultats attendus. </text:p>
      <text:p text:style-name="Standard">Pour la calculatrice, <text:span text:style-name="T9">Q</text:span><text:span text:style-name="T16">1</text:span> est la médiane des valeurs comprises entre Xmin et Med et <text:span text:style-name="T9">Q</text:span><text:span text:style-name="T16">3</text:span> est la médiane des valeurs comprises entre Med et Xmax. </text:p>
      <text:p text:style-name="Standard"/>
      <text:h text:style-name="P49" text:outline-level="2">Caractéristiques de dispersion</text:h>
      <text:h text:style-name="P48" text:outline-level="3">Étendue</text:h>
      <text:p text:style-name="P22">Définition :</text:p>
      <text:p text:style-name="P17">L'<text:span text:style-name="T9">étendue</text:span> est la différence entre les valeurs extrêmes de la série.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8"/>
            <text:p text:style-name="P8">Exemple :</text:p>
            <text:p text:style-name="P3">Pour la série étudiée l'étendue est 2,83 €.</text:p>
          </table:table-cell>
          <table:table-cell table:style-name="Tableau11.A1" office:value-type="string">
            <text:p text:style-name="P31"><draw:frame draw:style-name="fr1" draw:name="images17" text:anchor-type="paragraph" svg:width="7.306cm" svg:height="3.962cm" draw:z-index="22"><draw:image xlink:href="Pictures/200000070000A32A00005879BB06C16D.svm" xlink:type="simple" xlink:show="embed" xlink:actuate="onLoad"/></draw:frame></text:p>
          </table:table-cell>
        </table:table-row>
      </table:table>
      <text:h text:style-name="P48" text:outline-level="3"><text:soft-page-break/>Écart interquartile</text:h>
      <text:p text:style-name="P22">Définition :</text:p>
      <text:p text:style-name="P20"><text:span text:style-name="T20">L'</text:span>écart interquartile <text:span text:style-name="T20">est la différence entre les 3</text:span><text:span text:style-name="T18">ème</text:span><text:span text:style-name="T20"> et 1</text:span><text:span text:style-name="T18">er</text:span><text:span text:style-name="T20"> quartiles (Q</text:span><text:span text:style-name="T17">3</text:span><text:span text:style-name="T20"> – Q</text:span><text:span text:style-name="T17">1</text:span><text:span text:style-name="T20">). </text:span></text:p>
      <text:p text:style-name="P9"/>
      <text:p text:style-name="P8">Exemple :</text:p>
      <text:p text:style-name="Standard">Pour la série étudiée l'écart interquartile est 1 €.</text:p>
      <text:p text:style-name="P8"><draw:frame draw:style-name="fr4" draw:name="images18" text:anchor-type="paragraph" svg:width="17cm" svg:height="8.879cm" draw:z-index="24"><draw:image xlink:href="Pictures/200000070000B25300005D2874499E20.svm" xlink:type="simple" xlink:show="embed" xlink:actuate="onLoad"/></draw:frame></text:p>
      <text:p text:style-name="P8">Remarque :</text:p>
      <text:p text:style-name="Standard">L'écart interquartile ne prend pas en compte les valeurs extérieures à l'intervalle interquartile.</text:p>
      <text:p text:style-name="Standard">Pour prendre ces valeurs en compte, on utilise une autre mesure de dispersion : l'<text:span text:style-name="T9">écart type</text:span>.</text:p>
      <text:p text:style-name="Standard"/>
      <text:h text:style-name="P48" text:outline-level="3">Écart type</text:h>
      <text:p text:style-name="P19">Définitions :</text:p>
      <text:list xml:id="list34525504" text:style-name="L6">
        <text:list-item>
          <text:p text:style-name="P43">La <text:span text:style-name="T9">variance V</text:span> de la<text:span text:style-name="T21"> </text:span><text:span text:style-name="T19">série prenant les valeurs </text:span><text:span text:style-name="T10">x</text:span><text:span text:style-name="T13">1</text:span><text:span text:style-name="T11">, </text:span><text:span text:style-name="T10">x</text:span><text:span text:style-name="T13">2</text:span><text:span text:style-name="T11">, …., </text:span><text:span text:style-name="T10">x</text:span><text:span text:style-name="T13">n</text:span> et de moyenne <draw:frame draw:style-name="fr5" draw:name="Objet1" text:anchor-type="as-char" svg:width="0.446cm" svg:height="0.467cm" draw:z-index="5"><draw:object xlink:href="./Object 4" xlink:type="simple" xlink:show="embed" xlink:actuate="onLoad"/><draw:image xlink:href="./ObjectReplacements/Object 4" xlink:type="simple" xlink:show="embed" xlink:actuate="onLoad"/></draw:frame> est<text:span text:style-name="T21"> </text:span>définie par :</text:p>
          <text:p text:style-name="P44"><draw:frame draw:style-name="fr5" draw:name="Objet3" text:anchor-type="as-char" svg:width="9.569cm" svg:height="1.139cm" draw:z-index="6"><draw:object xlink:href="./Object 3" xlink:type="simple" xlink:show="embed" xlink:actuate="onLoad"/><draw:image xlink:href="./ObjectReplacements/Object 3" xlink:type="simple" xlink:show="embed" xlink:actuate="onLoad"/><svg:desc>formule</svg:desc></draw:frame></text:p>
        </text:list-item>
        <text:list-item>
          <text:p text:style-name="P43">L'<text:span text:style-name="T9">écart type</text:span> <text:span text:style-name="T9">s</text:span> est alors défini comme la racine carrée de la variance : </text:p>
          <text:p text:style-name="P45"><draw:frame draw:style-name="fr5" draw:name="Objet102" text:anchor-type="as-char" svg:width="1.275cm" svg:height="0.504cm" draw:z-index="0"><draw:object xlink:href="./Object 2" xlink:type="simple" xlink:show="embed" xlink:actuate="onLoad"/><draw:image xlink:href="./ObjectReplacements/Object 2" xlink:type="simple" xlink:show="embed" xlink:actuate="onLoad"/><svg:desc>formule</svg:desc></draw:frame></text:p>
        </text:list-item>
      </text:list>
      <text:p text:style-name="P3"/>
      <text:p text:style-name="P8">Exemple :</text:p>
      <text:p text:style-name="P3">Pour la série étudiée on a :</text:p>
      <text:p text:style-name="P6"><draw:frame draw:style-name="fr5" draw:name="Objet8" text:anchor-type="as-char" svg:width="13.915cm" svg:height="1.074cm" draw:z-index="19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3">et <draw:frame draw:style-name="fr5" draw:name="Objet9" text:anchor-type="as-char" svg:width="2.448cm" svg:height="0.504cm" draw:z-index="20"><draw:object xlink:href="./Object 10" xlink:type="simple" xlink:show="embed" xlink:actuate="onLoad"/><draw:image xlink:href="./ObjectReplacements/Object 10" xlink:type="simple" xlink:show="embed" xlink:actuate="onLoad"/></draw:frame>.</text:p>
      <text:p text:style-name="P3"/>
      <text:p text:style-name="P3">Donc l'écart type est de 0,74 €.</text:p>
      <text:p text:style-name="P3"/>
      <text:p text:style-name="P3"><draw:frame draw:style-name="fr1" draw:name="images19" text:anchor-type="paragraph" svg:width="17cm" svg:height="8.825cm" draw:z-index="23"><draw:image xlink:href="Pictures/200000070000AD16000059DAED24A3E2.svm" xlink:type="simple" xlink:show="embed" xlink:actuate="onLoad"/></draw:frame><text:soft-page-break/></text:p>
      <text:p text:style-name="P5">Remarques :</text:p>
      <text:list xml:id="list34528455" text:style-name="L7">
        <text:list-item>
          <text:p text:style-name="P38">L'<text:span text:style-name="T9">écart type</text:span> est une quantité réelle positive qui mesure la dispersion autour de la moyenne.</text:p>
        </text:list-item>
        <text:list-item>
          <text:p text:style-name="P38">Pratiquement, c'est l'<text:span text:style-name="T8">écart type</text:span>, racine carrée de la variance, qui est utilisé car il possède les mêmes dimensions que le caractère.</text:p>
        </text:list-item>
      </text:list>
      <text:p text:style-name="P3"/>
      <text:p text:style-name="P3"/>
      <text:p text:style-name="P5">Calculatrice :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1"><draw:frame draw:style-name="fr3" draw:name="images14" text:anchor-type="paragraph" svg:width="5.472cm" svg:height="3.701cm" draw:z-index="17"><draw:image xlink:href="Pictures/2000000700001B4A0000127806D1BEEE.svm" xlink:type="simple" xlink:show="embed" xlink:actuate="onLoad"/></draw:frame></text:p>
          </table:table-cell>
          <table:table-cell table:style-name="Tableau7.A1" office:value-type="string">
            <text:p text:style-name="P31"><draw:frame draw:style-name="fr1" draw:name="images10" text:anchor-type="paragraph" svg:width="5.473cm" svg:height="3.702cm" draw:z-index="18"><draw:image xlink:href="Pictures/2000000700001B4A0000127819D2BCA7.svm" xlink:type="simple" xlink:show="embed" xlink:actuate="onLoad"/></draw:frame></text:p>
          </table:table-cell>
        </table:table-row>
      </table:table>
      <text:p text:style-name="Standard"/>
      <text:p text:style-name="Standard">Pour obtenir un résumé statistique :</text:p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31"><draw:frame draw:style-name="fr1" draw:name="images12" text:anchor-type="paragraph" svg:width="5.472cm" svg:height="3.701cm" draw:z-index="12"><draw:image xlink:href="Pictures/2000000700001B4A0000127806D1BEEE.svm" xlink:type="simple" xlink:show="embed" xlink:actuate="onLoad"/></draw:frame></text:p>
          </table:table-cell>
          <table:table-cell table:style-name="Tableau10.A1" office:value-type="string">
            <text:p text:style-name="P31"><draw:frame draw:style-name="fr1" draw:name="images11" text:anchor-type="paragraph" svg:width="5.473cm" svg:height="3.702cm" draw:z-index="13"><draw:image xlink:href="Pictures/2000000700001B4A0000127847E40FDB.svm" xlink:type="simple" xlink:show="embed" xlink:actuate="onLoad"/></draw:frame></text:p>
          </table:table-cell>
          <table:table-cell table:style-name="Tableau10.A1" office:value-type="string">
            <text:p text:style-name="P31"><draw:frame draw:style-name="fr1" draw:name="images13" text:anchor-type="paragraph" svg:width="5.473cm" svg:height="3.702cm" draw:z-index="14"><draw:image xlink:href="Pictures/2000000700001B4A00001278EFFA662A.svm" xlink:type="simple" xlink:show="embed" xlink:actuate="onLoad"/></draw:frame></text:p>
          </table:table-cell>
        </table:table-row>
      </table:table>
      <text:p text:style-name="P3"/>
      <text:h text:style-name="P50" text:outline-level="1" text:is-list-header="true"/>
      <text:h text:style-name="P51" text:outline-level="1">Série chronologique</text:h>
      <text:p text:style-name="Standard"/>
      <text:p text:style-name="P22">Définition :</text:p>
      <text:p text:style-name="P17">On appelle <text:span text:style-name="T9">série chronologique</text:span> une série statistique telle que les valeurs de la série sont observées à des intervalles de temps égaux (heures, mois, trimestre, années,...).</text:p>
      <text:p text:style-name="Standard"/>
      <text:p text:style-name="P7">Exemple :</text:p>
      <text:p text:style-name="Standard">La série étudiée est donc bien une série chronologique.</text:p>
      <text:p text:style-name="Standard"/>
      <text:p text:style-name="Standard"><draw:frame draw:style-name="fr1" draw:name="images15" text:anchor-type="paragraph" svg:width="16.055cm" svg:height="9.786cm" draw:z-index="25"><draw:image xlink:href="Pictures/200000070000944800005A6789E4CE67.svm" xlink:type="simple" xlink:show="embed" xlink:actuate="onLoad"/></draw:frame></text:p>
      <text:h text:style-name="P48" text:outline-level="3">Lissage par moyennes mobiles</text:h>
      <text:p text:style-name="Standard"/>
      <text:p text:style-name="P22">Définition :</text:p>
      <text:p text:style-name="P17">On appelle <text:span text:style-name="T9">moyenne mobile centrée d'ordre </text:span><text:span text:style-name="T22">k</text:span>, à la date <text:span text:style-name="T21">i</text:span>, la moyenne arithmétique de l'observation <draw:frame draw:style-name="fr5" draw:name="Objet10" text:anchor-type="as-char" svg:width="0.515cm" svg:height="0.531cm" draw:z-index="27"><draw:object xlink:href="./Object 11" xlink:type="simple" xlink:show="embed" xlink:actuate="onLoad"/><draw:image xlink:href="./ObjectReplacements/Object 11" xlink:type="simple" xlink:show="embed" xlink:actuate="onLoad"/></draw:frame> et des <draw:frame draw:style-name="fr5" draw:name="Objet11" text:anchor-type="as-char" svg:width="0.677cm" svg:height="0.467cm" draw:z-index="28"><draw:object xlink:href="./Object 12" xlink:type="simple" xlink:show="embed" xlink:actuate="onLoad"/><draw:image xlink:href="./ObjectReplacements/Object 12" xlink:type="simple" xlink:show="embed" xlink:actuate="onLoad"/></draw:frame> observations qui l'encadrent.</text:p>
      <text:p text:style-name="P24"/>
      <text:p text:style-name="P28">Exemple :</text:p>
      <text:p text:style-name="P24">Pour la série étudiée, la série des moyennes mobiles d'ordre 3 est :</text:p>
      <table:table table:name="Tableau8" table:style-name="Tableau8">
        <table:table-column table:style-name="Tableau8.A"/>
        <table:table-column table:style-name="Tableau8.B" table:number-columns-repeated="3"/>
        <table:table-column table:style-name="Tableau8.E"/>
        <table:table-column table:style-name="Tableau8.F" table:number-columns-repeated="2"/>
        <table:table-column table:style-name="Tableau8.H"/>
        <table:table-row>
          <table:table-cell table:style-name="Tableau8.A1" office:value-type="string">
            <text:p text:style-name="Table_20_Contents">jour</text:p>
          </table:table-cell>
          <table:table-cell table:style-name="Tableau8.B1" office:value-type="float" office:value="1">
            <text:p text:style-name="P32">1</text:p>
          </table:table-cell>
          <table:table-cell table:style-name="Tableau8.B1" office:value-type="float" office:value="2">
            <text:p text:style-name="P32">2</text:p>
          </table:table-cell>
          <table:table-cell table:style-name="Tableau8.B1" office:value-type="float" office:value="3">
            <text:p text:style-name="P32">3</text:p>
          </table:table-cell>
          <table:table-cell table:style-name="Tableau8.B1" office:value-type="float" office:value="4">
            <text:p text:style-name="P32">4</text:p>
          </table:table-cell>
          <table:table-cell table:style-name="Tableau8.B1" office:value-type="float" office:value="5">
            <text:p text:style-name="P32">5</text:p>
          </table:table-cell>
          <table:table-cell table:style-name="Tableau8.B1" office:value-type="float" office:value="6">
            <text:p text:style-name="P32">6</text:p>
          </table:table-cell>
          <table:table-cell table:style-name="Tableau8.H1" office:value-type="string">
            <text:p text:style-name="P32">...</text:p>
          </table:table-cell>
        </table:table-row>
        <table:table-row>
          <table:table-cell table:style-name="Tableau8.A2" office:value-type="string">
            <text:p text:style-name="Table_20_Contents">cours </text:p>
            <text:p text:style-name="Table_20_Contents">(en €)</text:p>
          </table:table-cell>
          <table:table-cell table:style-name="Tableau8.B2">
            <text:p text:style-name="P30"/>
          </table:table-cell>
          <table:table-cell table:style-name="Tableau8.B2">
            <text:p text:style-name="P30"/>
          </table:table-cell>
          <table:table-cell table:style-name="Tableau8.B2">
            <text:p text:style-name="P30"/>
          </table:table-cell>
          <table:table-cell table:style-name="Tableau8.E2" office:value-type="string">
            <text:p text:style-name="P30"><draw:frame draw:style-name="fr5" draw:name="Objet12" text:anchor-type="as-char" svg:width="4.322cm" svg:height="0.497cm" draw:z-index="29"><draw:object xlink:href="./Object 13" xlink:type="simple" xlink:show="embed" xlink:actuate="onLoad"/><draw:image xlink:href="./ObjectReplacements/Object 13" xlink:type="simple" xlink:show="embed" xlink:actuate="onLoad"/></draw:frame></text:p>
            <text:p text:style-name="P15"><draw:frame draw:style-name="fr5" draw:name="Objet15" text:anchor-type="as-char" svg:width="1.432cm" svg:height="0.429cm" draw:z-index="30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au8.E2" office:value-type="string">
            <text:p text:style-name="P30"><draw:frame draw:style-name="fr5" draw:name="Objet16" text:anchor-type="as-char" svg:width="4.426cm" svg:height="0.497cm" draw:z-index="31"><draw:object xlink:href="./Object 17" xlink:type="simple" xlink:show="embed" xlink:actuate="onLoad"/><draw:image xlink:href="./ObjectReplacements/Object 17" xlink:type="simple" xlink:show="embed" xlink:actuate="onLoad"/></draw:frame></text:p>
            <text:p text:style-name="P15"><draw:frame draw:style-name="fr5" draw:name="Objet17" text:anchor-type="as-char" svg:width="1.517cm" svg:height="0.494cm" draw:z-index="32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au8.E2" office:value-type="string">
            <text:p text:style-name="P30"><draw:frame draw:style-name="fr5" draw:name="Objet14" text:anchor-type="as-char" svg:width="4.426cm" svg:height="0.497cm" draw:z-index="33"><draw:object xlink:href="./Object 15" xlink:type="simple" xlink:show="embed" xlink:actuate="onLoad"/><draw:image xlink:href="./ObjectReplacements/Object 15" xlink:type="simple" xlink:show="embed" xlink:actuate="onLoad"/></draw:frame></text:p>
            <text:p text:style-name="P15"><text:s/><draw:frame draw:style-name="fr5" draw:name="Objet18" text:anchor-type="as-char" svg:width="1.517cm" svg:height="0.494cm" draw:z-index="34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au8.H2" office:value-type="string">
            <text:p text:style-name="P30">...</text:p>
          </table:table-cell>
        </table:table-row>
      </table:table>
      <text:p text:style-name="P24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 table:number-columns-repeated="2"/>
        <table:table-column table:style-name="Tableau9.H"/>
        <table:table-row>
          <table:table-cell table:style-name="Tableau9.A1" office:value-type="string">
            <text:p text:style-name="Table_20_Contents">jour</text:p>
          </table:table-cell>
          <table:table-cell table:style-name="Tableau9.B1" office:value-type="string">
            <text:p text:style-name="P32">...</text:p>
          </table:table-cell>
          <table:table-cell table:style-name="Tableau9.C1" office:value-type="float" office:value="31">
            <text:p text:style-name="P32">31</text:p>
          </table:table-cell>
          <table:table-cell table:style-name="Tableau9.C1" office:value-type="float" office:value="32">
            <text:p text:style-name="P32">32</text:p>
          </table:table-cell>
          <table:table-cell table:style-name="Tableau9.C1" office:value-type="float" office:value="33">
            <text:p text:style-name="P32">33</text:p>
          </table:table-cell>
          <table:table-cell table:style-name="Tableau9.C1" office:value-type="float" office:value="34">
            <text:p text:style-name="P32">34</text:p>
          </table:table-cell>
          <table:table-cell table:style-name="Tableau9.C1" office:value-type="float" office:value="35">
            <text:p text:style-name="P32">35</text:p>
          </table:table-cell>
          <table:table-cell table:style-name="Tableau9.H1" office:value-type="float" office:value="36">
            <text:p text:style-name="P32">36</text:p>
          </table:table-cell>
        </table:table-row>
        <table:table-row>
          <table:table-cell table:style-name="Tableau9.A2" office:value-type="string">
            <text:p text:style-name="Table_20_Contents">cours</text:p>
            <text:p text:style-name="Table_20_Contents">(en €)</text:p>
          </table:table-cell>
          <table:table-cell table:style-name="Tableau9.B2" office:value-type="string">
            <text:p text:style-name="P30">...</text:p>
          </table:table-cell>
          <table:table-cell table:style-name="Tableau9.B2" office:value-type="string">
            <text:p text:style-name="P30"><draw:frame draw:style-name="fr5" draw:name="Objet13" text:anchor-type="as-char" svg:width="4.581cm" svg:height="0.499cm" draw:z-index="35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  <text:p text:style-name="P15"><draw:frame draw:style-name="fr5" draw:name="Objet19" text:anchor-type="as-char" svg:width="1.448cm" svg:height="0.43cm" draw:z-index="36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</table:table-cell>
          <table:table-cell table:style-name="Tableau9.B2" office:value-type="string">
            <text:p text:style-name="P30"><draw:frame draw:style-name="fr5" draw:name="Objet20" text:anchor-type="as-char" svg:width="4.419cm" svg:height="0.499cm" draw:z-index="37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  <text:p text:style-name="P15"><draw:frame draw:style-name="fr5" draw:name="Objet21" text:anchor-type="as-char" svg:width="1.448cm" svg:height="0.462cm" draw:z-index="38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  <table:table-cell table:style-name="Tableau9.B2" office:value-type="string">
            <text:p text:style-name="P30"><draw:frame draw:style-name="fr5" draw:name="Objet22" text:anchor-type="as-char" svg:width="4.314cm" svg:height="0.499cm" draw:z-index="39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  <text:p text:style-name="P15"><text:s/><draw:frame draw:style-name="fr5" draw:name="Objet23" text:anchor-type="as-char" svg:width="1.448cm" svg:height="0.462cm" draw:z-index="40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/table:table-cell>
          <table:table-cell table:style-name="Tableau9.B2" office:value-type="string">
            <text:p text:style-name="P30"/>
          </table:table-cell>
          <table:table-cell table:style-name="Tableau9.B2" office:value-type="string">
            <text:p text:style-name="P30"/>
          </table:table-cell>
          <table:table-cell table:style-name="Tableau9.H2" office:value-type="string">
            <text:p text:style-name="P30"/>
          </table:table-cell>
        </table:table-row>
      </table:table>
      <text:p text:style-name="P28"><text:soft-page-break/>Exemple :</text:p>
      <text:p text:style-name="P24">Lissage par moyennes mobiles d'ordre 3.</text:p>
      <text:p text:style-name="P24"><draw:frame draw:style-name="fr1" draw:name="images20" text:anchor-type="paragraph" svg:width="17cm" svg:height="10.022cm" draw:z-index="26"><draw:image xlink:href="Pictures/20000007000099CB00005AAD62C9F492.svm" xlink:type="simple" xlink:show="embed" xlink:actuate="onLoad"/></draw:frame></text:p>
      <text:p text:style-name="P24"/>
      <text:p text:style-name="P28">Remarque :</text:p>
      <text:p text:style-name="P24">La série des moyennes mobiles permet de lisser la série chronologique initiale, en « gommant » les irrégularités.</text:p>
      <text:p text:style-name="Standard"/>
      <text:p text:style-name="Standard"/>
      <text:p text:style-name="Standard"/>
      <text:p text:style-name="P36">Programme :</text:p>
      <text:p text:style-name="Standard"/>
      <table:table table:name="Tableau12" table:style-name="Tableau12">
        <table:table-column table:style-name="Tableau12.A" table:number-columns-repeated="3"/>
        <table:table-row>
          <table:table-cell table:style-name="Tableau12.A1" office:value-type="string">
            <text:p text:style-name="P34">CONTENUS </text:p>
          </table:table-cell>
          <table:table-cell table:style-name="Tableau12.A1" office:value-type="string">
            <text:p text:style-name="P34">MODALITÉS DE MISE EN ŒUVRE </text:p>
          </table:table-cell>
          <table:table-cell table:style-name="Tableau12.C1" office:value-type="string">
            <text:p text:style-name="P34">COMMENTAIRES </text:p>
          </table:table-cell>
        </table:table-row>
        <table:table-row>
          <table:table-cell table:style-name="Tableau12.A2" office:value-type="string">
            <text:p text:style-name="P16">Statistique 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eau12.A2" office:value-type="string">
            <text:p text:style-name="P16">◊ On effectuera à l’aide d’un tableur ou par la mise en œuvre d'un algorithme le lissage par moyennes mobiles et on observera directement son effet sur la courbe représentant la série. </text:p>
            <text:p text:style-name="P16"/>
            <text:p text:style-name="P16">L’utilisation d’un logiciel informatique est indispensable pour accéder à une simulation sur un nombre important d’expériences. </text:p>
            <text:p text:style-name="P16">◊ Par l'usage d'un tableur ou la mise en œuvre d’algorithmes adaptés, sur ordinateur ou calculatrice, on observera dynamiquement et en temps réel, les effets des modifications des données. </text:p>
          </table:table-cell>
          <table:table-cell table:style-name="Tableau12.C2" office:value-type="string">
            <text:p text:style-name="P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, Arial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01T18:47:37.45</meta:creation-date>
    <meta:editing-duration>PT7H11M54S</meta:editing-duration>
    <meta:editing-cycles>17</meta:editing-cycles>
    <meta:generator>OpenOffice.org/3.3$Win32 OpenOffice.org_project/330m20$Build-9567</meta:generator>
    <meta:initial-creator>Johann DOLIVET</meta:initial-creator>
    <dc:date>2011-06-05T14:40:35.99</dc:date>
    <dc:creator>Johann DOLIVET</dc:creator>
    <meta:document-statistic meta:table-count="12" meta:image-count="20" meta:object-count="24" meta:page-count="8" meta:paragraph-count="254" meta:word-count="1076" meta:character-count="5907"/>
  </office:meta>
</office:document-meta>
</file>

<file path=Object 1/content.xml><?xml version="1.0" encoding="utf-8"?>
<math xmlns="http://www.w3.org/1998/Math/MathML">
  <semantics>
    <mrow>
      <mrow>
        <mover accent="true">
          <mi>x</mi>
          <mo>¯</mo>
        </mover>
        <mo stretchy="false">=</mo>
        <mfrac>
          <mn>1</mn>
          <mi>n</mi>
        </mfrac>
      </mrow>
      <mrow>
        <mrow>
          <mo stretchy="false">(</mo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2</mn>
                </msub>
              </mrow>
              <mo stretchy="false">+</mo>
              <mo stretchy="false">…</mo>
            </mrow>
            <mo stretchy="false">+</mo>
            <msub>
              <mi>x</mi>
              <mi>n</mi>
            </msub>
          </mrow>
          <mo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overline x			={{1} over n}(x_{1}+x_{2}+dotslow+x_n)={1 over n} sum from {i=1} to {n} { x_i } </annotation>
  </semantics>
</math>
</file>

<file path=Object 10/content.xml><?xml version="1.0" encoding="utf-8"?>
<math xmlns="http://www.w3.org/1998/Math/MathML">
  <semantics>
    <mrow>
      <mrow>
        <mi>s</mi>
        <mi mathvariant="normal">=</mi>
        <msqrt>
          <mi>V</mi>
        </msqrt>
      </mrow>
      <mi mathvariant="normal">≃</mi>
      <mn>0,74</mn>
    </mrow>
    <annotation encoding="StarMath 5.0">s=sqrt{V} simeq  {0,74}</annotation>
  </semantics>
</math>
</file>

<file path=Object 11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12/content.xml><?xml version="1.0" encoding="utf-8"?>
<math xmlns="http://www.w3.org/1998/Math/MathML">
  <semantics>
    <mrow>
      <mn>2</mn>
      <mi>k</mi>
    </mrow>
    <annotation encoding="StarMath 5.0">{2}k</annotation>
  </semantics>
</math>
</file>

<file path=Object 13/content.xml><?xml version="1.0" encoding="utf-8"?>
<math xmlns="http://www.w3.org/1998/Math/MathML">
  <semantics>
    <mfrac>
      <mrow>
        <mrow>
          <mrow>
            <mrow>
              <mrow>
                <mrow>
                  <mn>18,8</mn>
                  <mo stretchy="false">+</mo>
                  <mn>18,91</mn>
                </mrow>
                <mo stretchy="false">+</mo>
                <mn>18,9</mn>
              </mrow>
              <mo stretchy="false">+</mo>
              <mstyle color="blue">
                <mrow>
                  <mn>19,4</mn>
                </mrow>
              </mstyle>
            </mrow>
            <mo stretchy="false">+</mo>
            <mn>19,22</mn>
          </mrow>
          <mo stretchy="false">+</mo>
          <mn>19,06</mn>
        </mrow>
        <mo stretchy="false">+</mo>
        <mn>19,33</mn>
      </mrow>
      <mn>7</mn>
    </mfrac>
    <annotation encoding="StarMath 5.0">{{18,8}+{18,91}+{18,9}+{color blue 19,4}+{19,22}+{19,06}+{19,33}} over {7} </annotation>
  </semantics>
</math>
</file>

<file path=Object 14/content.xml><?xml version="1.0" encoding="utf-8"?>
<math xmlns="http://www.w3.org/1998/Math/MathML">
  <semantics>
    <mfrac>
      <mrow>
        <mrow>
          <mrow>
            <mrow>
              <mrow>
                <mrow>
                  <mn>20,2</mn>
                  <mo stretchy="false">+</mo>
                  <mn>20,21</mn>
                </mrow>
                <mo stretchy="false">+</mo>
                <mn>20,61</mn>
              </mrow>
              <mo stretchy="false">+</mo>
              <mstyle color="blue">
                <mrow>
                  <mn>20,61</mn>
                </mrow>
              </mstyle>
            </mrow>
            <mo stretchy="false">+</mo>
            <mn>21,25</mn>
          </mrow>
          <mo stretchy="false">+</mo>
          <mn>21,63</mn>
        </mrow>
        <mo stretchy="false">+</mo>
        <mn>21,42</mn>
      </mrow>
      <mn>7</mn>
    </mfrac>
    <annotation encoding="StarMath 5.0">{{20,2}+{20,21}+{20,61}+{color blue 20,61}+{21,25}+{21,63}+{21,42}} over {7} </annotation>
  </semantics>
</math>
</file>

<file path=Object 15/content.xml><?xml version="1.0" encoding="utf-8"?>
<math xmlns="http://www.w3.org/1998/Math/MathML">
  <semantics>
    <mfrac>
      <mrow>
        <mrow>
          <mrow>
            <mrow>
              <mrow>
                <mrow>
                  <mn>18,9</mn>
                  <mo stretchy="false">+</mo>
                  <mn>19,4</mn>
                </mrow>
                <mo stretchy="false">+</mo>
                <mn>19,22</mn>
              </mrow>
              <mo stretchy="false">+</mo>
              <mstyle color="blue">
                <mrow>
                  <mn>19,06</mn>
                </mrow>
              </mstyle>
            </mrow>
            <mo stretchy="false">+</mo>
            <mn>19,33</mn>
          </mrow>
          <mo stretchy="false">+</mo>
          <mn>19,03</mn>
        </mrow>
        <mo stretchy="false">+</mo>
        <mn>19,41</mn>
      </mrow>
      <mn>7</mn>
    </mfrac>
    <annotation encoding="StarMath 5.0">{{18,9}+{19,4}+{19,22}+{color blue 19,06}+{19,33}+{19,03}+{19,41}} over {7}</annotation>
  </semantics>
</math>
</file>

<file path=Object 16/content.xml><?xml version="1.0" encoding="utf-8"?>
<math xmlns="http://www.w3.org/1998/Math/MathML">
  <semantics>
    <mrow>
      <mi/>
      <mi mathvariant="normal">≃</mi>
      <mn>19,09</mn>
    </mrow>
    <annotation encoding="StarMath 5.0"> `simeq  {19,09}</annotation>
  </semantics>
</math>
</file>

<file path=Object 17/content.xml><?xml version="1.0" encoding="utf-8"?>
<math xmlns="http://www.w3.org/1998/Math/MathML">
  <semantics>
    <mfrac>
      <mrow>
        <mrow>
          <mrow>
            <mrow>
              <mrow>
                <mrow>
                  <mn>18,91</mn>
                  <mo stretchy="false">+</mo>
                  <mn>18,9</mn>
                </mrow>
                <mo stretchy="false">+</mo>
                <mn>19,4</mn>
              </mrow>
              <mo stretchy="false">+</mo>
              <mstyle color="blue">
                <mrow>
                  <mn>19,22</mn>
                </mrow>
              </mstyle>
            </mrow>
            <mo stretchy="false">+</mo>
            <mn>19,06</mn>
          </mrow>
          <mo stretchy="false">+</mo>
          <mn>19,33</mn>
        </mrow>
        <mo stretchy="false">+</mo>
        <mn>19,03</mn>
      </mrow>
      <mn>7</mn>
    </mfrac>
    <annotation encoding="StarMath 5.0">{{18,91}+{18,9}+{19,4}+{color blue 19,22}+{19,06}+{19,33}+{19,03}} over {7} </annotation>
  </semantics>
</math>
</file>

<file path=Object 18/content.xml><?xml version="1.0" encoding="utf-8"?>
<math xmlns="http://www.w3.org/1998/Math/MathML">
  <semantics>
    <mrow>
      <mi/>
      <mi mathvariant="normal">≃</mi>
      <mn>19,12</mn>
    </mrow>
    <annotation encoding="StarMath 5.0">`simeq  {19,12}</annotation>
  </semantics>
</math>
</file>

<file path=Object 19/content.xml><?xml version="1.0" encoding="utf-8"?>
<math xmlns="http://www.w3.org/1998/Math/MathML">
  <semantics>
    <mrow>
      <mi/>
      <mi mathvariant="normal">≃</mi>
      <mn>19,19</mn>
    </mrow>
    <annotation encoding="StarMath 5.0">`simeq {19,19}</annotation>
  </semantics>
</math>
</file>

<file path=Object 2/content.xml><?xml version="1.0" encoding="utf-8"?>
<math xmlns="http://www.w3.org/1998/Math/MathML">
  <semantics>
    <mrow>
      <mi>s</mi>
      <mi mathvariant="normal">=</mi>
      <msqrt>
        <mi>V</mi>
      </msqrt>
    </mrow>
    <annotation encoding="StarMath 5.0">s =sqrt V</annotation>
  </semantics>
</math>
</file>

<file path=Object 20/content.xml><?xml version="1.0" encoding="utf-8"?>
<math xmlns="http://www.w3.org/1998/Math/MathML">
  <semantics>
    <mrow>
      <mi/>
      <mi mathvariant="normal">≃</mi>
      <mn>20,84</mn>
    </mrow>
    <annotation encoding="StarMath 5.0"> `simeq  {20,84}</annotation>
  </semantics>
</math>
</file>

<file path=Object 21/content.xml><?xml version="1.0" encoding="utf-8"?>
<math xmlns="http://www.w3.org/1998/Math/MathML">
  <semantics>
    <mfrac>
      <mrow>
        <mrow>
          <mrow>
            <mrow>
              <mrow>
                <mrow>
                  <mn>20,21</mn>
                  <mo stretchy="false">+</mo>
                  <mn>20,61</mn>
                </mrow>
                <mo stretchy="false">+</mo>
                <mn>20,61</mn>
              </mrow>
              <mo stretchy="false">+</mo>
              <mstyle color="blue">
                <mrow>
                  <mn>21,25</mn>
                </mrow>
              </mstyle>
            </mrow>
            <mo stretchy="false">+</mo>
            <mn>21,63</mn>
          </mrow>
          <mo stretchy="false">+</mo>
          <mn>21,42</mn>
        </mrow>
        <mo stretchy="false">+</mo>
        <mn>21</mn>
      </mrow>
      <mn>7</mn>
    </mfrac>
    <annotation encoding="StarMath 5.0">{{20,21}+{20,61}+{20,61}+{color blue 21,25}+{21,63}+{21,42}+21} over {7}</annotation>
  </semantics>
</math>
</file>

<file path=Object 22/content.xml><?xml version="1.0" encoding="utf-8"?>
<math xmlns="http://www.w3.org/1998/Math/MathML">
  <semantics>
    <mrow>
      <mi/>
      <mi mathvariant="normal">≃</mi>
      <mn>20,96</mn>
    </mrow>
    <annotation encoding="StarMath 5.0">`simeq  {20,96}</annotation>
  </semantics>
</math>
</file>

<file path=Object 23/content.xml><?xml version="1.0" encoding="utf-8"?>
<math xmlns="http://www.w3.org/1998/Math/MathML">
  <semantics>
    <mfrac>
      <mrow>
        <mrow>
          <mrow>
            <mrow>
              <mrow>
                <mrow>
                  <mn>20,61</mn>
                  <mo stretchy="false">+</mo>
                  <mn>20,61</mn>
                </mrow>
                <mo stretchy="false">+</mo>
                <mn>21,25</mn>
              </mrow>
              <mo stretchy="false">+</mo>
              <mstyle color="blue">
                <mrow>
                  <mn>21,63</mn>
                </mrow>
              </mstyle>
            </mrow>
            <mo stretchy="false">+</mo>
            <mn>21,42</mn>
          </mrow>
          <mo stretchy="false">+</mo>
          <mn>21</mn>
        </mrow>
        <mo stretchy="false">+</mo>
        <mn>20,9</mn>
      </mrow>
      <mn>7</mn>
    </mfrac>
    <annotation encoding="StarMath 5.0">{{20,61}+{20,61}+{ 21,25}+{color blue 21,63}+{21,42}+21+{20,9}} over {7}</annotation>
  </semantics>
</math>
</file>

<file path=Object 24/content.xml><?xml version="1.0" encoding="utf-8"?>
<math xmlns="http://www.w3.org/1998/Math/MathML">
  <semantics>
    <mrow>
      <mi/>
      <mi mathvariant="normal">≃</mi>
      <mn>21,06</mn>
    </mrow>
    <annotation encoding="StarMath 5.0">`simeq {21,06}</annotation>
  </semantics>
</math>
</file>

<file path=Object 3/content.xml><?xml version="1.0" encoding="utf-8"?>
<math xmlns="http://www.w3.org/1998/Math/MathML">
  <semantics>
    <mrow>
      <mrow>
        <mi>V</mi>
        <mi mathvariant="normal">=</mi>
        <mfrac>
          <mn>1</mn>
          <mi>n</mi>
        </mfrac>
      </mrow>
      <mrow>
        <mfenced open="[" close="]">
          <mrow>
            <mrow>
              <mrow>
                <msup>
                  <mfenced open="" close="">
                    <mrow>
                      <msub>
                        <mi>x</mi>
                        <mn>1</mn>
                      </msub>
                      <mi>–</mi>
                      <mover accent="true">
                        <mi>x</mi>
                        <mo>¯</mo>
                      </mover>
                    </mrow>
                  </mfenced>
                  <mn>2</mn>
                </msup>
                <mo stretchy="false">+</mo>
                <msup>
                  <mfenced open="" close="">
                    <mrow>
                      <msub>
                        <mi>x</mi>
                        <mn>2</mn>
                      </msub>
                      <mi>–</mi>
                      <mover accent="true">
                        <mi>x</mi>
                        <mo>¯</mo>
                      </mover>
                    </mrow>
                  </mfenced>
                  <mn>2</mn>
                </msup>
              </mrow>
              <mo stretchy="false">+</mo>
              <mo stretchy="false">…</mo>
            </mrow>
            <mo stretchy="false">+</mo>
            <msup>
              <mfenced open="" close="">
                <mrow>
                  <msub>
                    <mi>x</mi>
                    <mi>n</mi>
                  </msub>
                  <mi>–</mi>
                  <mover accent="true">
                    <mi>x</mi>
                    <mo>¯</mo>
                  </mover>
                </mrow>
              </mfenced>
              <mn>2</mn>
            </msup>
          </mrow>
        </mfenced>
        <mi mathvariant="normal">=</mi>
        <mfrac>
          <mn>1</mn>
          <mi>n</mi>
        </mfrac>
      </mrow>
      <mrow>
        <munderover>
          <mi mathvariant="normal">∑</mi>
          <mrow>
            <mstyle mathvariant="normal">
              <mrow>
                <mstyle mathvariant="normal">
                  <mrow>
                    <mi mathvariant="normal">i</mi>
                  </mrow>
                </mstyle>
              </mrow>
            </mstyle>
            <mi mathvariant="normal">=</mi>
            <mn>1</mn>
          </mrow>
          <mrow>
            <mstyle mathvariant="normal">
              <mrow>
                <mstyle mathvariant="normal">
                  <mrow>
                    <mi mathvariant="normal">i</mi>
                  </mrow>
                </mstyle>
              </mrow>
            </mstyle>
            <mi mathvariant="normal">=</mi>
            <mi>n</mi>
          </mrow>
        </munderover>
        <msup>
          <mfenced open="" close="">
            <mrow>
              <msub>
                <mi>x</mi>
                <mi>i</mi>
              </msub>
              <mi>–</mi>
              <mover accent="true">
                <mi>x</mi>
                <mo>¯</mo>
              </mover>
            </mrow>
          </mfenced>
          <mn>2</mn>
        </msup>
      </mrow>
    </mrow>
    <annotation encoding="StarMath 5.0">V={{1} over n}  left[ left(x_{1}– overline {x} right)^2+ left(x_{2}– overline {x}  right)^2+dotslow+ left(x_n– overline {x}  right)^2 right]={{1} over n} sum from {{nitalic {nitalic i}}={1}} to { {nitalic {nitalic i}}=n } { left(x_i–overline {x}  right)^2 } </annotation>
  </semantics>
</math>
</file>

<file path=Object 4/content.xml><?xml version="1.0" encoding="utf-8"?>
<math xmlns="http://www.w3.org/1998/Math/MathML">
  <semantics>
    <mover accent="true">
      <mi>x</mi>
      <mo>¯</mo>
    </mover>
    <annotation encoding="StarMath 5.0"> overline {x}</annotation>
  </semantics>
</math>
</file>

<file path=Object 5/content.xml><?xml version="1.0" encoding="utf-8"?>
<math xmlns="http://www.w3.org/1998/Math/MathML">
  <semantics>
    <mrow>
      <mrow>
        <mover accent="true">
          <mi>x</mi>
          <mo>¯</mo>
        </mover>
        <mi mathvariant="normal">=</mi>
        <mfrac>
          <mrow>
            <mrow>
              <mrow>
                <mrow>
                  <mrow>
                    <mrow>
                      <mn>18,8</mn>
                      <mo stretchy="false">+</mo>
                      <mn>18,91</mn>
                    </mrow>
                    <mo stretchy="false">+</mo>
                    <mn>19,9</mn>
                  </mrow>
                  <mo stretchy="false">+</mo>
                  <mo stretchy="false">…</mo>
                </mrow>
                <mo stretchy="false">+</mo>
                <mn>21,42</mn>
              </mrow>
              <mo stretchy="false">+</mo>
              <mn>21</mn>
            </mrow>
            <mo stretchy="false">+</mo>
            <mn>20,9</mn>
          </mrow>
          <mn>36</mn>
        </mfrac>
      </mrow>
      <mi mathvariant="normal">≃</mi>
      <mn>20,02</mn>
    </mrow>
    <annotation encoding="StarMath 5.0"> overline {x}={{18,8}+{18,91}+{19,9}+dotslow+{21,42}+{21}+{20,9}} over {36}simeq  {20,02}</annotation>
  </semantics>
</math>
</file>

<file path=Object 6/content.xml><?xml version="1.0" encoding="utf-8"?>
<math xmlns="http://www.w3.org/1998/Math/MathML">
  <semantics>
    <mrow>
      <mrow>
        <mi>Me</mi>
        <mi mathvariant="normal">=</mi>
        <mfrac>
          <mrow>
            <mn>20,2</mn>
            <mo stretchy="false">+</mo>
            <mn>20,21</mn>
          </mrow>
          <mn>2</mn>
        </mfrac>
      </mrow>
      <mi mathvariant="normal">=</mi>
      <mn>20,205</mn>
    </mrow>
    <annotation encoding="StarMath 5.0">{Me}={{20,2}+{20,21}} over {2}={20,205}</annotation>
  </semantics>
</math>
</file>

<file path=Object 7/content.xml><?xml version="1.0" encoding="utf-8"?>
<math xmlns="http://www.w3.org/1998/Math/MathML">
  <semantics>
    <mrow>
      <mfrac>
        <mn>36</mn>
        <mn>4</mn>
      </mfrac>
      <mi mathvariant="normal">=</mi>
      <mn>9</mn>
    </mrow>
    <annotation encoding="StarMath 5.0">{36} over {4}={9}</annotation>
  </semantics>
</math>
</file>

<file path=Object 8/content.xml><?xml version="1.0" encoding="utf-8"?>
<math xmlns="http://www.w3.org/1998/Math/MathML">
  <semantics>
    <mrow>
      <mrow>
        <mn>9</mn>
        <mi mathvariant="normal">×</mi>
        <mn>3</mn>
      </mrow>
      <mi mathvariant="normal">=</mi>
      <mn>27</mn>
    </mrow>
    <annotation encoding="StarMath 5.0">{9} times {3}={27}</annotation>
  </semantics>
</math>
</file>

<file path=Object 9/content.xml><?xml version="1.0" encoding="utf-8"?>
<math xmlns="http://www.w3.org/1998/Math/MathML">
  <semantics>
    <mrow>
      <mrow>
        <mi>V</mi>
        <mi mathvariant="normal">=</mi>
        <mfrac>
          <mrow>
            <mrow>
              <mrow>
                <mrow>
                  <msup>
                    <mrow>
                      <mo stretchy="false">(</mo>
                      <mrow>
                        <mn>18,8</mn>
                        <mi>–</mi>
                        <mn>20,02</mn>
                      </mrow>
                      <mo stretchy="false">)</mo>
                    </mrow>
                    <mn>2</mn>
                  </msup>
                  <mo stretchy="false">+</mo>
                  <msup>
                    <mrow>
                      <mo stretchy="false">(</mo>
                      <mrow>
                        <mn>18,91</mn>
                        <mi>–</mi>
                        <mn>20,02</mn>
                      </mrow>
                      <mo stretchy="false">)</mo>
                    </mrow>
                    <mn>2</mn>
                  </msup>
                </mrow>
                <mo stretchy="false">+</mo>
                <mo stretchy="false">…</mo>
              </mrow>
              <mo stretchy="false">+</mo>
              <msup>
                <mrow>
                  <mo stretchy="false">(</mo>
                  <mrow>
                    <mn>21</mn>
                    <mi>–</mi>
                    <mn>20,02</mn>
                  </mrow>
                  <mo stretchy="false">)</mo>
                </mrow>
                <mn>2</mn>
              </msup>
            </mrow>
            <mo stretchy="false">+</mo>
            <msup>
              <mrow>
                <mo stretchy="false">(</mo>
                <mrow>
                  <mn>20,9</mn>
                  <mi>–</mi>
                  <mn>20,02</mn>
                </mrow>
                <mo stretchy="false">)</mo>
              </mrow>
              <mn>2</mn>
            </msup>
          </mrow>
          <mn>36</mn>
        </mfrac>
      </mrow>
      <mi mathvariant="normal">≃</mi>
      <mn>0,549</mn>
    </mrow>
    <annotation encoding="StarMath 5.0">V={({18,8}–{20,02})^2+({18,91}–{20,02})^2+dotslow+({21}–{20,02})^2+({20,9}–{20,02})^2} over {36} simeq {0,549}</annotation>
  </semantics>
</math>
</file>